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monospace" svg:font-family="monospace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2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7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1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5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8" style:family="paragraph" style:parent-style-name="Table_20_Heading">
      <style:text-properties fo:font-size="12pt" style:font-size-asian="12pt" style:font-size-complex="12pt"/>
    </style:style>
    <style:style style:name="P139" style:family="paragraph" style:parent-style-name="Table_20_Contents">
      <style:text-properties style:font-name="Liberation Sans" fo:font-size="12pt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2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5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2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3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5" style:family="paragraph" style:parent-style-name="Table_20_Contents">
      <style:text-properties fo:font-size="12pt" style:font-size-asian="12pt" style:font-size-complex="12pt"/>
    </style:style>
    <style:style style:name="P166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9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2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3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4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7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88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89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0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1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2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3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4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95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97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4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05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06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07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08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>
      <style:text-properties style:font-name="Liberation Sans" fo:font-size="12pt" style:text-underline-style="none" fo:font-weight="bold" officeooo:paragraph-rsid="004e6f48" style:font-size-asian="12pt" style:font-weight-asian="bold" style:font-size-complex="12pt" style:font-weight-complex="bold"/>
    </style:style>
    <style:style style:name="P210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1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2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3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4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5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7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1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29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1" style:family="paragraph" style:parent-style-name="Standard" style:list-style-name="L8">
      <style:text-properties fo:language="en" fo:country="US" style:text-underline-style="none"/>
    </style:style>
    <style:style style:name="P232" style:family="paragraph" style:parent-style-name="Standard" style:list-style-name="L10"/>
    <style:style style:name="P233" style:family="paragraph" style:parent-style-name="Standard" style:list-style-name="L38">
      <style:text-properties fo:font-size="12pt" style:font-size-asian="12pt" style:font-size-complex="12pt"/>
    </style:style>
    <style:style style:name="P234" style:family="paragraph" style:parent-style-name="Standard" style:list-style-name="L58">
      <style:text-properties fo:font-size="12pt" style:font-size-asian="12pt" style:font-size-complex="12pt"/>
    </style:style>
    <style:style style:name="P235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36" style:family="paragraph" style:parent-style-name="Standard" style:list-style-name="L60">
      <style:text-properties fo:font-size="12pt" style:text-underline-style="none" style:font-size-asian="12pt" style:font-size-complex="12pt"/>
    </style:style>
    <style:style style:name="P237" style:family="paragraph" style:parent-style-name="Standard" style:list-style-name="L60">
      <style:text-properties fo:font-size="12pt" style:text-underline-style="solid" style:text-underline-width="auto" style:text-underline-color="font-color" style:font-size-asian="12pt" style:font-size-complex="12pt"/>
    </style:style>
    <style:style style:name="P238" style:family="paragraph" style:parent-style-name="Standard" style:list-style-name="L51"/>
    <style:style style:name="P239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40" style:family="paragraph" style:parent-style-name="Standard" style:list-style-name="L54"/>
    <style:style style:name="P241" style:family="paragraph" style:parent-style-name="Standard">
      <style:text-properties style:font-name="Liberation Sans" fo:font-size="18pt" style:font-size-asian="18pt" style:font-size-complex="18pt"/>
    </style:style>
    <style:style style:name="P242" style:family="paragraph" style:parent-style-name="Standard">
      <style:text-properties style:font-name="Liberation Sans" fo:font-size="18pt" officeooo:paragraph-rsid="0051dfdb" style:font-size-asian="18pt" style:font-size-complex="18pt"/>
    </style:style>
    <style:style style:name="P243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4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6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7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06969b" style:font-size-asian="12pt" style:font-size-complex="12pt"/>
    </style:style>
    <style:style style:name="P2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084ea9" style:font-size-asian="12pt" style:font-size-complex="12pt"/>
    </style:style>
    <style:style style:name="P2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33b2f8" style:font-size-asian="12pt" style:font-size-complex="12pt"/>
    </style:style>
    <style:style style:name="P2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4686c8" style:font-size-asian="12pt" style:font-size-complex="12pt"/>
    </style:style>
    <style:style style:name="P2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officeooo:paragraph-rsid="0009a840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06969b" fo:background-color="#ffff00" style:font-size-asian="12pt" style:font-size-complex="12pt"/>
    </style:style>
    <style:style style:name="P2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paragraph-rsid="0006969b" style:font-size-asian="12pt" style:font-size-complex="12pt"/>
    </style:style>
    <style:style style:name="P25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officeooo:paragraph-rsid="0006969b" style:font-size-asian="18pt" style:font-size-complex="18pt"/>
    </style:style>
    <style:style style:name="P258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25f7fe" style:font-size-asian="12pt" style:font-size-complex="12pt"/>
    </style:style>
    <style:style style:name="P260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4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5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6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7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71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72" style:family="paragraph" style:parent-style-name="Table_20_Contents" style:list-style-name="L36">
      <style:paragraph-properties fo:text-align="justify" style:justify-single-word="false"/>
    </style:style>
    <style:style style:name="P273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4" style:family="paragraph" style:parent-style-name="Table_20_Contents" style:list-style-name="L57">
      <style:text-properties officeooo:paragraph-rsid="0009a840"/>
    </style:style>
    <style:style style:name="P275" style:family="paragraph" style:parent-style-name="Table_20_Contents" style:list-style-name="L57">
      <style:text-properties officeooo:paragraph-rsid="004e6f48"/>
    </style:style>
    <style:style style:name="P276" style:family="paragraph" style:parent-style-name="Table_20_Contents">
      <style:text-properties officeooo:paragraph-rsid="0009a840"/>
    </style:style>
    <style:style style:name="P277" style:family="paragraph" style:parent-style-name="Table_20_Contents" style:list-style-name="L57">
      <style:paragraph-properties fo:margin-top="0cm" fo:margin-bottom="0.499cm"/>
      <style:text-properties officeooo:paragraph-rsid="0009a840"/>
    </style:style>
    <style:style style:name="P278" style:family="paragraph" style:parent-style-name="Table_20_Contents" style:list-style-name="L57">
      <style:paragraph-properties fo:margin-top="0cm" fo:margin-bottom="0.499cm"/>
      <style:text-properties officeooo:paragraph-rsid="004e6f48"/>
    </style:style>
    <style:style style:name="P279" style:family="paragraph" style:parent-style-name="Table_20_Contents">
      <style:paragraph-properties fo:margin-top="0cm" fo:margin-bottom="0.499cm"/>
      <style:text-properties officeooo:paragraph-rsid="0009a840"/>
    </style:style>
    <style:style style:name="P280" style:family="paragraph" style:parent-style-name="Table_20_Contents">
      <style:paragraph-properties fo:margin-top="0cm" fo:margin-bottom="0.499cm"/>
      <style:text-properties officeooo:paragraph-rsid="004e6f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d918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style:font-name="Liberation Sans" fo:font-size="12pt" fo:language="en" fo:country="US" style:font-size-asian="12pt" style:font-size-complex="12pt"/>
    </style:style>
    <style:style style:name="T5" style:family="text">
      <style:text-properties style:font-name="Liberation Sans" fo:font-size="12pt" style:text-underline-style="none" style:font-size-asian="12pt" style:font-size-complex="12pt"/>
    </style:style>
    <style:style style:name="T6" style:family="text">
      <style:text-properties style:font-name="Liberation Sans" fo:font-size="12pt" style:text-underline-style="none" fo:font-weight="normal" officeooo:rsid="004d918d" style:font-size-asian="12pt" style:font-weight-asian="normal" style:font-size-complex="12pt" style:font-weight-complex="normal"/>
    </style:style>
    <style:style style:name="T7" style:family="text">
      <style:text-properties style:font-name="Liberation Sans" style:text-underline-style="none"/>
    </style:style>
    <style:style style:name="T8" style:family="text">
      <style:text-properties style:font-name="Liberation Sans" style:text-underline-style="none" fo:background-color="#f9f9f9"/>
    </style:style>
    <style:style style:name="T9" style:family="text">
      <style:text-properties style:font-name="Liberation Sans" style:text-underline-style="none" fo:font-weight="normal" officeooo:rsid="004d918d" style:font-weight-asian="normal" style:font-weight-complex="normal"/>
    </style:style>
    <style:style style:name="T10" style:family="text">
      <style:text-properties style:font-name="Liberation Sans" fo:language="en" fo:country="US"/>
    </style:style>
    <style:style style:name="T11" style:family="text">
      <style:text-properties style:font-name="Liberation Sans" fo:font-size="18pt" style:text-underline-style="none" fo:font-weight="normal" officeooo:rsid="004d918d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5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 fo:background-color="#ffff00"/>
    </style:style>
    <style:style style:name="T1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0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1" style:family="text">
      <style:text-properties fo:font-style="italic" fo:background-color="#ffff00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background-color="#ffff00"/>
    </style:style>
    <style:style style:name="T24" style:family="text">
      <style:text-properties fo:color="#ff0000"/>
    </style:style>
    <style:style style:name="T25" style:family="text">
      <style:text-properties fo:color="#ff0000" fo:background-color="transparent"/>
    </style:style>
    <style:style style:name="T26" style:family="text">
      <style:text-properties fo:color="#00ff00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29" style:family="text">
      <style:text-properties style:font-name-asian="Liberation Sans2" style:font-name-complex="Liberation Sans2"/>
    </style:style>
    <style:style style:name="T30" style:family="text">
      <style:text-properties fo:background-color="transparent"/>
    </style:style>
    <style:style style:name="T31" style:family="text">
      <style:text-properties officeooo:rsid="000a26cf" fo:background-color="transparent"/>
    </style:style>
    <style:style style:name="T32" style:family="text">
      <style:text-properties officeooo:rsid="001210ab" fo:background-color="transparent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normal" style:text-underline-style="none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none"/>
    </style:style>
    <style:style style:name="T37" style:family="text">
      <style:text-properties style:font-name="Liberation Sans1"/>
    </style:style>
    <style:style style:name="T38" style:family="text">
      <style:text-properties officeooo:rsid="00050891"/>
    </style:style>
    <style:style style:name="T39" style:family="text">
      <style:text-properties officeooo:rsid="00084ea9"/>
    </style:style>
    <style:style style:name="T40" style:family="text">
      <style:text-properties officeooo:rsid="000ba4db"/>
    </style:style>
    <style:style style:name="T41" style:family="text">
      <style:text-properties officeooo:rsid="000d0326"/>
    </style:style>
    <style:style style:name="T42" style:family="text">
      <style:text-properties officeooo:rsid="000d55cc"/>
    </style:style>
    <style:style style:name="T43" style:family="text">
      <style:text-properties officeooo:rsid="000e762a"/>
    </style:style>
    <style:style style:name="T44" style:family="text">
      <style:text-properties officeooo:rsid="000ef191"/>
    </style:style>
    <style:style style:name="T45" style:family="text">
      <style:text-properties officeooo:rsid="00105898"/>
    </style:style>
    <style:style style:name="T46" style:family="text">
      <style:text-properties officeooo:rsid="0010ab77"/>
    </style:style>
    <style:style style:name="T47" style:family="text">
      <style:text-properties officeooo:rsid="0011c67e"/>
    </style:style>
    <style:style style:name="T48" style:family="text">
      <style:text-properties officeooo:rsid="001210ab"/>
    </style:style>
    <style:style style:name="T49" style:family="text">
      <style:text-properties officeooo:rsid="0013eb12"/>
    </style:style>
    <style:style style:name="T50" style:family="text">
      <style:text-properties officeooo:rsid="00142fc0"/>
    </style:style>
    <style:style style:name="T51" style:family="text">
      <style:text-properties officeooo:rsid="00154e32"/>
    </style:style>
    <style:style style:name="T52" style:family="text">
      <style:text-properties officeooo:rsid="00170fb5"/>
    </style:style>
    <style:style style:name="T53" style:family="text">
      <style:text-properties officeooo:rsid="0017c25c"/>
    </style:style>
    <style:style style:name="T54" style:family="text">
      <style:text-properties officeooo:rsid="00184092"/>
    </style:style>
    <style:style style:name="T55" style:family="text">
      <style:text-properties officeooo:rsid="0019b16b"/>
    </style:style>
    <style:style style:name="T56" style:family="text">
      <style:text-properties officeooo:rsid="001af8f6"/>
    </style:style>
    <style:style style:name="T57" style:family="text">
      <style:text-properties officeooo:rsid="001ca439"/>
    </style:style>
    <style:style style:name="T58" style:family="text">
      <style:text-properties officeooo:rsid="001db789"/>
    </style:style>
    <style:style style:name="T59" style:family="text">
      <style:text-properties officeooo:rsid="001ead41"/>
    </style:style>
    <style:style style:name="T60" style:family="text">
      <style:text-properties officeooo:rsid="001fe358"/>
    </style:style>
    <style:style style:name="T61" style:family="text">
      <style:text-properties officeooo:rsid="0021e21e"/>
    </style:style>
    <style:style style:name="T62" style:family="text">
      <style:text-properties officeooo:rsid="0022a7a3"/>
    </style:style>
    <style:style style:name="T63" style:family="text">
      <style:text-properties officeooo:rsid="00241b9f"/>
    </style:style>
    <style:style style:name="T64" style:family="text">
      <style:text-properties officeooo:rsid="0025f7fe"/>
    </style:style>
    <style:style style:name="T65" style:family="text">
      <style:text-properties officeooo:rsid="0027b10f"/>
    </style:style>
    <style:style style:name="T66" style:family="text">
      <style:text-properties officeooo:rsid="0028e12b"/>
    </style:style>
    <style:style style:name="T67" style:family="text">
      <style:text-properties officeooo:rsid="002a6faa"/>
    </style:style>
    <style:style style:name="T68" style:family="text">
      <style:text-properties officeooo:rsid="002c084e"/>
    </style:style>
    <style:style style:name="T69" style:family="text">
      <style:text-properties officeooo:rsid="002df941"/>
    </style:style>
    <style:style style:name="T70" style:family="text">
      <style:text-properties officeooo:rsid="002e0c02"/>
    </style:style>
    <style:style style:name="T71" style:family="text">
      <style:text-properties officeooo:rsid="002fdfe5"/>
    </style:style>
    <style:style style:name="T72" style:family="text">
      <style:text-properties officeooo:rsid="0031b90a"/>
    </style:style>
    <style:style style:name="T73" style:family="text">
      <style:text-properties officeooo:rsid="0032ce79"/>
    </style:style>
    <style:style style:name="T74" style:family="text">
      <style:text-properties officeooo:rsid="00335509"/>
    </style:style>
    <style:style style:name="T75" style:family="text">
      <style:text-properties officeooo:rsid="0033b2f8"/>
    </style:style>
    <style:style style:name="T76" style:family="text">
      <style:text-properties officeooo:rsid="003440f1"/>
    </style:style>
    <style:style style:name="T77" style:family="text">
      <style:text-properties officeooo:rsid="00357bde"/>
    </style:style>
    <style:style style:name="T78" style:family="text">
      <style:text-properties officeooo:rsid="003687fe"/>
    </style:style>
    <style:style style:name="T79" style:family="text">
      <style:text-properties officeooo:rsid="0038767d"/>
    </style:style>
    <style:style style:name="T80" style:family="text">
      <style:text-properties officeooo:rsid="003c7c94"/>
    </style:style>
    <style:style style:name="T81" style:family="text">
      <style:text-properties officeooo:rsid="003decd8"/>
    </style:style>
    <style:style style:name="T82" style:family="text">
      <style:text-properties officeooo:rsid="003fd8aa"/>
    </style:style>
    <style:style style:name="T83" style:family="text">
      <style:text-properties officeooo:rsid="0041a73f"/>
    </style:style>
    <style:style style:name="T84" style:family="text">
      <style:text-properties officeooo:rsid="00438872"/>
    </style:style>
    <style:style style:name="T85" style:family="text">
      <style:text-properties officeooo:rsid="004564a7"/>
    </style:style>
    <style:style style:name="T86" style:family="text">
      <style:text-properties officeooo:rsid="004686c8"/>
    </style:style>
    <style:style style:name="T87" style:family="text">
      <style:text-properties officeooo:rsid="0046a4b4"/>
    </style:style>
    <style:style style:name="T88" style:family="text">
      <style:text-properties officeooo:rsid="0046a6b3"/>
    </style:style>
    <style:style style:name="T89" style:family="text">
      <style:text-properties officeooo:rsid="00483bd6"/>
    </style:style>
    <style:style style:name="T90" style:family="text">
      <style:text-properties officeooo:rsid="0048bcd0"/>
    </style:style>
    <style:style style:name="T91" style:family="text">
      <style:text-properties officeooo:rsid="0048d84c"/>
    </style:style>
    <style:style style:name="T92" style:family="text">
      <style:text-properties officeooo:rsid="004a87ef"/>
    </style:style>
    <style:style style:name="T93" style:family="text">
      <style:text-properties officeooo:rsid="004c6a3b"/>
    </style:style>
    <style:style style:name="T94" style:family="text">
      <style:text-properties officeooo:rsid="004caf92"/>
    </style:style>
    <style:style style:name="T95" style:family="text">
      <style:text-properties officeooo:rsid="004cc6e5"/>
    </style:style>
    <style:style style:name="T96" style:family="text">
      <style:text-properties officeooo:rsid="004d918d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4d918d" style:font-weight-asian="normal" style:font-weight-complex="normal"/>
    </style:style>
    <style:style style:name="T99" style:family="text">
      <style:text-properties fo:font-size="18pt" fo:font-weight="bold" style:font-size-asian="18pt" style:font-weight-asian="bold" style:font-size-complex="18pt" style:font-weight-complex="bold"/>
    </style:style>
    <style:style style:name="T100" style:family="text">
      <style:text-properties fo:font-size="18pt" fo:font-weight="normal" officeooo:rsid="004d918d" style:font-size-asian="18pt" style:font-weight-asian="normal" style:font-size-complex="18pt" style:font-weight-complex="normal"/>
    </style:style>
    <style:style style:name="T101" style:family="text">
      <style:text-properties fo:font-size="18pt" style:text-underline-style="none" fo:font-weight="normal" officeooo:rsid="004d918d" style:font-size-asian="18pt" style:font-weight-asian="normal" style:font-size-complex="18pt" style:font-weight-complex="normal"/>
    </style:style>
    <style:style style:name="T102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03" style:family="text">
      <style:text-properties style:font-name="Liberation Sans" fo:font-size="18pt" style:text-underline-style="none" fo:font-weight="normal" officeooo:rsid="004d918d" style:font-size-asian="18pt" style:font-weight-asian="normal" style:font-size-complex="18pt" style:font-weight-complex="normal"/>
    </style:style>
    <style:style style:name="T104" style:family="text">
      <style:text-properties style:font-name="Liberation Sans" fo:font-size="18pt" fo:font-weight="normal" officeooo:rsid="004d918d" style:font-size-asian="18pt" style:font-weight-asian="normal" style:font-size-complex="18pt" style:font-weight-complex="normal"/>
    </style:style>
    <style:style style:name="T105" style:family="text">
      <style:text-properties style:font-name="Liberation Sans" fo:font-weight="bold" style:font-weight-asian="bold" style:font-weight-complex="bold"/>
    </style:style>
    <style:style style:name="T106" style:family="text">
      <style:text-properties style:font-name="Liberation Sans" style:text-underline-style="none" fo:font-weight="normal" officeooo:rsid="004d918d" style:font-weight-asian="normal" style:font-weight-complex="normal"/>
    </style:style>
    <style:style style:name="T107" style:family="text">
      <style:text-properties style:font-name="Liberation Sans" fo:font-weight="normal" officeooo:rsid="004d918d" style:font-weight-asian="normal" style:font-weight-complex="normal"/>
    </style:style>
    <style:style style:name="T108" style:family="text">
      <style:text-properties officeooo:rsid="00506338"/>
    </style:style>
    <style:style style:name="T109" style:family="text">
      <style:text-properties officeooo:rsid="005083f6"/>
    </style:style>
    <style:style style:name="T110" style:family="text">
      <style:text-properties officeooo:rsid="0051dfdb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3">Рабочая среда</text:p>
          </table:table-cell>
          <table:table-cell table:style-name="Таблица1.A1" office:value-type="string">
            <text:p text:style-name="P145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7">любой терминал (xterm, rxvt, mrxvt, ...)</text:p>
      <text:p text:style-name="P8"/>
      <text:p text:style-name="P8">Windows:</text:p>
      <text:list xml:id="list1308919752" text:style-name="L1">
        <text:list-item>
          <text:p text:style-name="P186">установить Ruby для Windows, запускать через виндозный cmd</text:p>
          <text:p text:style-name="P186">&gt;&gt;&gt; показать Start/Run/cmd</text:p>
        </text:list-item>
        <text:list-item>
          <text:p text:style-name="P186">установить cygwin и получить линукс под виндой</text:p>
        </text:list-item>
        <text:list-item>
          <text:p text:style-name="P186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4">сайт проекта: </text:span><text:a xlink:type="simple" xlink:href="http://cygwin.com/"><text:span text:style-name="T4">http://cygwin.com</text:span></text:a><text:span text:style-name="T4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210615680" text:style-name="L2">
        <text:list-item>
          <text:p text:style-name="P187">установка</text:p>
        </text:list-item>
        <text:list-item>
          <text:p text:style-name="P187">удаление</text:p>
        </text:list-item>
        <text:list-item>
          <text:p text:style-name="P187">обновление</text:p>
        </text:list-item>
        <text:list-item>
          <text:p text:style-name="P187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7">pwd</text:p>
      <text:p text:style-name="P127">ls</text:p>
      <text:p text:style-name="P127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7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452113219" text:style-name="L3">
        <text:list-item>
          <text:p text:style-name="P188">имеющий подсветку синтаксиса для данного языка</text:p>
        </text:list-item>
        <text:list-item>
          <text:p text:style-name="P188">позволяющий задавать <text:span text:style-name="T1">формат конца строки</text:span>.</text:p>
        </text:list-item>
      </text:list>
      <text:p text:style-name="P8"/>
      <text:list xml:id="list2167018829" text:style-name="L4">
        <text:list-item>
          <text:p text:style-name="P189">emacs (swiss army knife)</text:p>
        </text:list-item>
        <text:list-item>
          <text:p text:style-name="P189">sublime text (есть подсказки по языковым конструкциям!)</text:p>
        </text:list-item>
        <text:list-item>
          <text:p text:style-name="P189">Edit Plus</text:p>
        </text:list-item>
        <text:list-item>
          <text:p text:style-name="P189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5">Демонстрация \r</text:p>
      <text:p text:style-name="P8"/>
      <text:p text:style-name="P129"><text:soft-page-break/>&gt; echo -e “hello\r” # отличий не видно</text:p>
      <text:p text:style-name="P129">&gt; echo -e “hello\rH” # =&gt; Hello</text:p>
      <text:p text:style-name="P136"/>
      <text:p text:style-name="P129">&gt; for i in `seq 1 10`; do echo $i; done; echo “”</text:p>
      <text:p text:style-name="P129">&gt; for i in `seq 1 10`; do echo -n $i; done; echo “” <text:s text:c="7"/># =&gt; 12345678910</text:p>
      <text:p text:style-name="P129">&gt; for i in `seq 1 10`; do echo -ne “$i\r”; done; echo “” # =&gt; 10</text:p>
      <text:p text:style-name="P128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484198119" text:style-name="L5">
        <text:list-header>
          <text:p text:style-name="P243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1154267376" text:style-name="L6">
        <text:list-header>
          <text:p text:style-name="P244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5"/>
      <text:p text:style-name="P76"/>
      <text:p text:style-name="P10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3">Консоль Руби </text:p>
            <text:p text:style-name="P143">Встроенная документация по руби</text:p>
            <text:p text:style-name="P143">Переменные</text:p>
            <text:p text:style-name="P143">Всякое разное</text:p>
          </table:table-cell>
          <table:table-cell table:style-name="Table1.A1" office:value-type="string">
            <text:p text:style-name="P145">Занятие 2</text:p>
            <text:p text:style-name="P145">(60 мин)</text:p>
          </table:table-cell>
        </table:table-row>
      </table:table>
      <text:p text:style-name="P76"/>
      <text:p text:style-name="P76">Ruby</text:p>
      <text:p text:style-name="P76"/>
      <text:p text:style-name="P77">slides: ruby.odp</text:p>
      <text:p text:style-name="P77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6">ruby-1.9.2-p290</text:p>
      <text:p text:style-name="P126">ruby-1.9.3-p448 </text:p>
      <text:p text:style-name="P126">ruby-1.9.3-rc1 </text:p>
      <text:p text:style-name="P126">ruby-2.0.0-p247 </text:p>
      <text:p text:style-name="P126"/>
      <text:p text:style-name="P22">где применяется ruby</text:p>
      <text:p text:style-name="P22"/>
      <text:list xml:id="list1890614474" text:style-name="L7">
        <text:list-item>
          <text:p text:style-name="P210">консольные утилиты </text:p>
        </text:list-item>
      </text:list>
      <text:list xml:id="list285430005" text:style-name="L8">
        <text:list-item>
          <text:p text:style-name="P231"><text:span text:style-name="T12">gui (tk) –</text:span><text:span text:style-name="T12"> Oh, no!</text:span></text:p>
        </text:list-item>
        <text:list-item>
          <text:p text:style-name="P211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3">"hello"[0] <text:s text:c="3"/>#=&gt; 104</text:p>
      <text:p text:style-name="P123"/>
      <text:p text:style-name="P82">ruby 1.9.x и 2.0.0</text:p>
      <text:p text:style-name="P82"/>
      <text:p text:style-name="P123">"hello"[0] <text:s text:c="3"/>#=&gt; “h”</text:p>
      <text:p text:style-name="P126"/>
      <text:p text:style-name="P89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12">irb – интерактивный руби </text:span><text:span text:style-name="T12">(REPL - read, evaluate, print, loop)</text:span></text:p>
      <text:p text:style-name="P27"/>
      <text:p text:style-name="P42"><text:span text:style-name="T12">&gt;&gt;&gt; Демонстрация, </text:span><text:span text:style-name="T12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3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4"/>
      <text:p text:style-name="P124">9/4 <text:s text:c="14"/>#=&gt;2 <text:s text:c="2"/>удивлены?</text:p>
      <text:p text:style-name="P124">9.0/4 <text:s text:c="11"/>#=&gt;2.25 <text:s text:c="2"/># floating p</text:p>
      <text:p text:style-name="P84">&gt;&gt;&gt; 9.to_f/4 <text:s text:c="10"/>#=&gt;2.25 <text:s text:c="2"/># более удобная альтернатива, вызвав у целого числа метод to_f, (to float)</text:p>
      <text:p text:style-name="P124">“oo” + “ps” <text:s text:c="6"/>#=&gt;”oops” <text:s/># конкатенация строк</text:p>
      <text:p text:style-name="P124">puts “hello, world!” <text:s/># печатает, но <text:span text:style-name="T1">возвращает</text:span> nil</text:p>
      <text:p text:style-name="P84"/>
      <text:p text:style-name="P84">&gt;&gt;&gt; a <text:s/>= puts “hello”</text:p>
      <text:p text:style-name="P84">&gt;&gt;&gt; a #=&gt; nil</text:p>
      <text:p text:style-name="P124">num = 6+3</text:p>
      <text:p text:style-name="P124">num += 2</text:p>
      <text:p text:style-name="P124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12">Полезные </text:span><text:span text:style-name="T12">утилиты – ri</text:span></text:p>
      <text:p text:style-name="P35"/>
      <text:p text:style-name="P42"><text:span text:style-name="T12">ri – (ruby informat</text:span><text:span text:style-name="T12">i</text:span><text:span text:style-name="T12">on) – </text:span><text:span text:style-name="T12">справочная </text:span><text:span text:style-name="T12">система руби (в консоли)</text:span></text:p>
      <text:p text:style-name="P27"/>
      <text:p text:style-name="P123">&gt;ri --help</text:p>
      <text:p text:style-name="P123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12">&gt;&gt;&gt; Объяснить, что они видят в следующем задании. </text:span><text:span text:style-name="T12">один и тот же метод определен в разных классах.</text:span></text:p>
      <text:p text:style-name="P10">&gt;&gt;&gt; <text:span text:style-name="T16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6">Имена </text:span><text:span text:style-name="T16">переменных и констант состоят из:</text:span></text:p>
      <text:list xml:id="list267579067" text:style-name="L9">
        <text:list-item>
          <text:p text:style-name="P212">буквы</text:p>
        </text:list-item>
        <text:list-item>
          <text:p text:style-name="P212">цифры (не может быть первой)</text:p>
        </text:list-item>
        <text:list-item>
          <text:p text:style-name="P212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2">&gt;puts RUBY_VERSION</text:p>
      <text:p text:style-name="P88"/>
      <text:p text:style-name="P88">полезные константы: STDOUT, STDERR</text:p>
      <text:p text:style-name="P88"/>
      <text:p text:style-name="P88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6"><text:tab/></text:span><text:span text:style-name="T18">S</text:span><text:span text:style-name="T16">tring, Array</text:span><text:span text:style-name="T17">, Hash</text:span></text:p>
      <text:p text:style-name="P24"><text:tab/>Enumerable, Comparable</text:p>
      <text:p text:style-name="P2"><text:span text:style-name="T16"><text:tab/></text:span><text:span text:style-name="T18">M</text:span><text:span text:style-name="T16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3">Типы данных</text:p>
            <text:p text:style-name="P143">Операции:</text:p>
            <text:p text:style-name="P143"><text:s/>* интерполяция</text:p>
            <text:p text:style-name="P143"><text:s/>* regular expression matching</text:p>
            <text:p text:style-name="P143">управляющие структуры</text:p>
            <text:p text:style-name="P143"><text:s/>* if</text:p>
            <text:p text:style-name="P143"><text:s/>* while</text:p>
          </table:table-cell>
          <table:table-cell table:style-name="Таблица2.A1" office:value-type="string">
            <text:p text:style-name="P145">Занятие 3</text:p>
            <text:p text:style-name="P145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1127895707" text:style-name="L10">
        <text:list-item>
          <text:p text:style-name="P213">что такое irb и ri?</text:p>
        </text:list-item>
        <text:list-item>
          <text:p text:style-name="P213">в hello.upcase, как называется часть upcase (ответ: метод)</text:p>
        </text:list-item>
        <text:list-item>
          <text:p text:style-name="P213">какая разница между # и . перед названием метода при обращении в ri: например String#upcase и String.new</text:p>
        </text:list-item>
        <text:list-item>
          <text:p text:style-name="P213">Чем отличаются переменные от констант</text:p>
        </text:list-item>
        <text:list-item>
          <text:p text:style-name="P213">Как именуются переменные, каким регулярным выражением вы бы это описали. Ответ: [_a-z][A-Za-z_0-9]</text:p>
        </text:list-item>
        <text:list-item>
          <text:p text:style-name="P232"><text:span text:style-name="T14">Как именуются константы, опишите это регулярным выражением. </text:span><text:span text:style-name="T14">Ответ:</text:span><text:span text:style-name="T14"> [A-Z][A-Za-z_0-9]</text:span></text:p>
        </text:list-item>
        <text:list-item>
          <text:p text:style-name="P232"><text:span text:style-name="T14">Назовите константы, испол</text:span><text:span text:style-name="T14">ь</text:span><text:span text:style-name="T14">зу</text:span><text:span text:style-name="T14">я</text:span><text:span text:style-name="T14"> кот</text:span><text:span text:style-name="T14">о</text:span><text:span text:style-name="T14">рые можно вывести данные в пото</text:span><text:span text:style-name="T14">к</text:span><text:span text:style-name="T14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1520801407" text:style-name="L11">
        <text:list-item>
          <text:p text:style-name="P214">допустимые значения и свойства</text:p>
        </text:list-item>
        <text:list-item>
          <text:p text:style-name="P214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227406602" text:style-name="L12">
        <text:list-item>
          <text:p text:style-name="P215">численные: Integer, Float, Fixnum (&lt;Integer), Bignum (&lt;Integer), Numeric</text:p>
        </text:list-item>
        <text:list-item>
          <text:p text:style-name="P215">строковые String</text:p>
        </text:list-item>
        <text:list-item>
          <text:p text:style-name="P215">логические (булевские = boolean): FalseClass, TrueClass</text:p>
        </text:list-item>
        <text:list-item>
          <text:p text:style-name="P220">File, IO, Symbol</text:p>
        </text:list-item>
        <text:list-item>
          <text:p text:style-name="P220">Array</text:p>
        </text:list-item>
        <text:list-item>
          <text:p text:style-name="P220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400869103" text:style-name="L13">
        <text:list-item>
          <text:p text:style-name="P216">Dictionary, PartOfSpeechDictionary</text:p>
        </text:list-item>
        <text:list-item>
          <text:p text:style-name="P216">Sentence</text:p>
        </text:list-item>
        <text:list-item>
          <text:p text:style-name="P216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115397494" text:style-name="L14">
        <text:list-item>
          <text:p text:style-name="P217">динамическая типизация (shell, awk, ruby, python,...) /dynamically typed language/</text:p>
        </text:list-item>
        <text:list-item>
          <text:p text:style-name="P217">статическая типизация (С, Java)</text:p>
        </text:list-item>
      </text:list>
      <text:p text:style-name="P24"/>
      <text:p text:style-name="P24">При статической типизации</text:p>
      <text:list xml:id="list1530979175" text:style-name="L15">
        <text:list-item>
          <text:p text:style-name="P218">тип переменной задается сразу</text:p>
          <text:p text:style-name="P260">пример в C: int a = 20</text:p>
        </text:list-item>
        <text:list-item>
          <text:p text:style-name="P218">тип переменной нельзя изменить в процессе работы</text:p>
        </text:list-item>
      </text:list>
      <text:p text:style-name="P137">пример: a = “now this is a string” </text:p>
      <text:list xml:id="list1442599919" text:continue-numbering="true" text:style-name="L15">
        <text:list-header>
          <text:p text:style-name="P258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388749977" text:style-name="L16">
        <text:list-item>
          <text:list>
            <text:list-item>
              <text:p text:style-name="P219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2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5">Здесь слайд 30: if-elsif-elsif-elsif-else-end</text:p>
      <text:p text:style-name="P85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2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31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2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23">expression-that-is-</text:span><text:span text:style-name="T21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30">i=0, j=0 </text:p>
      <text:p text:style-name="P130">i=1, j=1 </text:p>
      <text:p text:style-name="P130">i=2, j=3 </text:p>
      <text:p text:style-name="P47">&gt;&gt;&gt; Почему цикл не пошел на следующую итерацию?</text:p>
      <text:p text:style-name="P130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39"/>
          </table:table-cell>
          <table:table-cell table:style-name="Table37.A2" office:value-type="string">
            <text:p text:style-name="P139"/>
          </table:table-cell>
          <table:table-cell table:style-name="Table37.A2" office:value-type="string">
            <text:p text:style-name="P139"/>
          </table:table-cell>
          <table:table-cell table:style-name="Table37.D2" office:value-type="string">
            <text:p text:style-name="P139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31">String#chomp String#chomp!</text:p>
      <text:p text:style-name="P131">String#chop <text:s text:c="3"/>String#chop!</text:p>
      <text:p text:style-name="P131">String#strip <text:s text:c="4"/>String#strip!</text:p>
      <text:p text:style-name="P82"/>
      <text:p text:style-name="P86">Задание test_numbers.rb</text:p>
      <text:p text:style-name="P86"/>
      <text:p text:style-name="P82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5">us</text:span><text:span text:style-name="T25">e</text:span><text:span text:style-name="T25">r</text:span>/bin/ruby</text:p>
      <text:p text:style-name="P2"/>
      <text:p text:style-name="P2">while line = gets</text:p>
      <text:p text:style-name="P2"><text:s text:c="4"/><text:span text:style-name="T23">line = </text:span><text:span text:style-name="T23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5">elseif</text:span> line &lt; 0 <text:s/><text:span text:style-name="T24"># line is a string</text:span></text:p>
      <text:p text:style-name="P2"><text:s text:c="7"/>puts line + “ is a negative number”</text:p>
      <text:p text:style-name="P2"><text:s text:c="4"/><text:span text:style-name="T24">elseif</text:span> line == “0”</text:p>
      <text:p text:style-name="P2"><text:s text:c="7"/>puts line + “ is zero”</text:p>
      <text:p text:style-name="P2"><text:s text:c="4"/><text:span text:style-name="T24">elseif</text:span> # should be else</text:p>
      <text:p text:style-name="P2"><text:s text:c="7"/>puts “#{line} is a negative number”</text:p>
      <text:p text:style-name="P2"><text:s text:c="4"/># <text:span text:style-name="T24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2"/>
      <text:p text:style-name="P82"/>
      <text:p text:style-name="P27"/>
      <text:p text:style-name="P16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3">Решение задач</text:p>
          </table:table-cell>
          <table:table-cell table:style-name="Table2.A1" office:value-type="string">
            <text:p text:style-name="P145">Занятие 4</text:p>
            <text:p text:style-name="P145">(60 мин)</text:p>
          </table:table-cell>
        </table:table-row>
      </table:table>
      <text:p text:style-name="P27"/>
      <text:p text:style-name="P27">Вопросы:</text:p>
      <text:p text:style-name="P27"/>
      <text:list xml:id="list537811492" text:style-name="L17">
        <text:list-item>
          <text:p text:style-name="P221">На что влияет тип данных?</text:p>
        </text:list-item>
        <text:list-item>
          <text:p text:style-name="P221">Как Руби знает, к какому типу относится тот или иной программный объект?</text:p>
        </text:list-item>
      </text:list>
      <text:list xml:id="list2081110173" text:style-name="L18">
        <text:list-item>
          <text:p text:style-name="P261">В двойных/одинарных кавычках это … ? – String</text:p>
        </text:list-item>
        <text:list-item>
          <text:p text:style-name="P261">В квадратных скобках это … ? – Array</text:p>
        </text:list-item>
        <text:list-item>
          <text:p text:style-name="P261">В фигурный скобках это ... ? -- Hash</text:p>
        </text:list-item>
        <text:list-item>
          <text:p text:style-name="P261">Как задать диапазон? – .. или ...</text:p>
        </text:list-item>
      </text:list>
      <text:list xml:id="list1876285341" text:continue-list="list537811492" text:style-name="L17">
        <text:list-item>
          <text:p text:style-name="P221">Можно ли изменить тип переменной в программе?</text:p>
        </text:list-item>
        <text:list-item>
          <text:p text:style-name="P221">Назовите некоторые методы, которые преобразуют объект к другому типу? – (to_s, to_i, to_f, to_a)</text:p>
        </text:list-item>
        <text:list-item>
          <text:p text:style-name="P221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1">Что такое интерполяция и где ее использовать?</text:p>
        </text:list-item>
        <text:list-item>
          <text:p text:style-name="P221">Почему оператор условия if называется оператором ветвления?</text:p>
        </text:list-item>
        <text:list-item>
          <text:p text:style-name="P221">Сколько веток и какие могут быть в if?</text:p>
        </text:list-item>
        <text:list-item>
          <text:p text:style-name="P221">Имеет ли значение порядок ветвей в if?</text:p>
        </text:list-item>
        <text:list-item>
          <text:p text:style-name="P221">Назовите операторы сравнения: </text:p>
        </text:list-item>
      </text:list>
      <text:list xml:id="list993325921" text:style-name="L19">
        <text:list-item>
          <text:p text:style-name="P262">ответ: &lt; &gt; == !=</text:p>
        </text:list-item>
      </text:list>
      <text:list xml:id="list1506204485" text:continue-list="list1876285341" text:style-name="L17">
        <text:list-item>
          <text:p text:style-name="P221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1">Почему то, что возвращает оператор =~ , можно использовать в условии?</text:p>
        </text:list-item>
        <text:list-item>
          <text:p text:style-name="P221">Что у руби является true и что false?</text:p>
        </text:list-item>
        <text:list-item>
          <text:p text:style-name="P221">Зачем нужны циклы?</text:p>
        </text:list-item>
        <text:list-item>
          <text:p text:style-name="P221">При каком условии выполняется тело цикла while? Сколько раз он выполняется?</text:p>
        </text:list-item>
        <text:list-item>
          <text:p text:style-name="P221">Когда заканчивается цикл while?</text:p>
        </text:list-item>
        <text:list-item>
          <text:p text:style-name="P221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69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39"/>
          </table:table-cell>
          <table:covered-table-cell/>
          <table:table-cell table:style-name="Table3.A1" table:number-columns-spanned="2" office:value-type="string">
            <text:p text:style-name="P140">Gold corpus</text:p>
          </table:table-cell>
          <table:covered-table-cell/>
          <table:table-cell table:style-name="Table3.E1" office:value-type="string">
            <text:p text:style-name="P140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0">True (<text:span text:style-name="T26">NP</text:span>)</text:p>
          </table:table-cell>
          <table:table-cell table:style-name="Table3.C2" office:value-type="string">
            <text:p text:style-name="P140">False (<text:span text:style-name="T26">non-NP</text:span>)</text:p>
          </table:table-cell>
          <table:table-cell table:style-name="Table3.E2" office:value-type="string">
            <text:p text:style-name="P139"/>
          </table:table-cell>
        </table:table-row>
        <table:table-row>
          <table:table-cell table:style-name="Table3.C2" table:number-rows-spanned="2" office:value-type="string">
            <text:p text:style-name="P139">Auto</text:p>
          </table:table-cell>
          <table:table-cell table:style-name="Table3.C2" office:value-type="string">
            <text:p text:style-name="P139">Positive (<text:span text:style-name="T24">NP</text:span>)</text:p>
          </table:table-cell>
          <table:table-cell table:style-name="Table3.C2" office:value-type="string">
            <text:p text:style-name="P139">tp: <text:span text:style-name="T24">NP</text:span> = <text:span text:style-name="T26">NP</text:span></text:p>
          </table:table-cell>
          <table:table-cell table:style-name="Table3.C2" office:value-type="string">
            <text:p text:style-name="P139">fp: <text:span text:style-name="T24">NP</text:span> != <text:span text:style-name="T26">non-NP</text:span></text:p>
          </table:table-cell>
          <table:table-cell table:style-name="Table3.E2" office:value-type="string">
            <text:p text:style-name="P139">--&gt; precision</text:p>
          </table:table-cell>
        </table:table-row>
        <table:table-row>
          <table:covered-table-cell/>
          <table:table-cell table:style-name="Table3.C2" office:value-type="string">
            <text:p text:style-name="P139">Negative (<text:span text:style-name="T24">non-NP</text:span>)</text:p>
          </table:table-cell>
          <table:table-cell table:style-name="Table3.C2" office:value-type="string">
            <text:p text:style-name="P139">fn: <text:span text:style-name="T24">non-NP </text:span><text:span text:style-name="T27">!= </text:span><text:span text:style-name="T26">NP</text:span></text:p>
          </table:table-cell>
          <table:table-cell table:style-name="Table3.C2" office:value-type="string">
            <text:p text:style-name="P139"><text:span text:style-name="T27">tn: </text:span><text:span text:style-name="T24">non-NP</text:span> = <text:span text:style-name="T26">non-NP</text:span></text:p>
          </table:table-cell>
          <table:table-cell table:style-name="Table3.E2" office:value-type="string">
            <text:p text:style-name="P139"/>
          </table:table-cell>
        </table:table-row>
        <table:table-row>
          <table:table-cell table:style-name="Table3.C2" office:value-type="string">
            <text:p text:style-name="P139"/>
          </table:table-cell>
          <table:table-cell table:style-name="Table3.C2" office:value-type="string">
            <text:p text:style-name="P139"/>
          </table:table-cell>
          <table:table-cell table:style-name="Table3.C2" office:value-type="string">
            <text:p text:style-name="P139">--&gt; recall</text:p>
          </table:table-cell>
          <table:table-cell table:style-name="Table3.C2" office:value-type="string">
            <text:p text:style-name="P139"/>
          </table:table-cell>
          <table:table-cell table:style-name="Table3.E2" office:value-type="string">
            <text:p text:style-name="P139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0">Сравнение</text:p>
          </table:table-cell>
          <table:table-cell table:style-name="Table4.A1" office:value-type="string">
            <text:p text:style-name="P140">Gold</text:p>
          </table:table-cell>
          <table:table-cell table:style-name="Table4.A1" office:value-type="string">
            <text:p text:style-name="P140">Auto</text:p>
          </table:table-cell>
          <table:table-cell table:style-name="Table4.D1" office:value-type="string">
            <text:p text:style-name="P140">Класс</text:p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3">
            <text:p text:style-name="P139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9"/>
          </table:table-cell>
        </table:table-row>
      </table:table>
      <text:p text:style-name="P27"/>
      <text:p text:style-name="P123">Accuracy: (tp + tn) / (tp + tn + fp + fn)</text:p>
      <text:p text:style-name="P123"/>
      <text:p text:style-name="P123"/>
      <text:p text:style-name="P123">Precision: tp / (tp + fp)</text:p>
      <text:p text:style-name="P123"/>
      <text:p text:style-name="P123">Recall: tp / (tp + fn)</text:p>
      <text:p text:style-name="P82"/>
      <text:p text:style-name="P107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3">Решение задач</text:p>
            <text:p text:style-name="P143">lesson.04/precision</text:p>
            <text:p text:style-name="P143">lesson.04.tasks/task.{02,03}</text:p>
          </table:table-cell>
          <table:table-cell table:style-name="Table5.A1" office:value-type="string">
            <text:p text:style-name="P145">Занятие 6</text:p>
            <text:p text:style-name="P145">(60 мин)</text:p>
          </table:table-cell>
        </table:table-row>
      </table:table>
      <text:p text:style-name="P27"/>
      <text:p text:style-name="P27">Раздаточный материал:</text:p>
      <text:list xml:id="list2170284374" text:style-name="L20">
        <text:list-item>
          <text:p text:style-name="P222">lesson.06.tar.bz2</text:p>
        </text:list-item>
        <text:list-item>
          <text:p text:style-name="P222"/>
        </text:list-item>
        <text:list-item>
          <text:p text:style-name="P222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3">Разбор заданий</text:p>
            <text:p text:style-name="P143">Массивы</text:p>
            <text:p text:style-name="P143"/>
          </table:table-cell>
          <table:table-cell table:style-name="Table6.A1" office:value-type="string">
            <text:p text:style-name="P145">Занятие 7</text:p>
            <text:p text:style-name="P145"/>
          </table:table-cell>
        </table:table-row>
      </table:table>
      <text:p text:style-name="P27"/>
      <text:p text:style-name="P36">Раздаточный материал</text:p>
      <text:p text:style-name="P36"/>
      <text:list xml:id="list230230884" text:style-name="L21">
        <text:list-item>
          <text:p text:style-name="P228">lesson.07.tar.bz2</text:p>
        </text:list-item>
        <text:list-item>
          <text:p text:style-name="P230">dictester.all.tar.bz2 (дапм всего DicTester --all)</text:p>
        </text:list-item>
        <text:list-item>
          <text:p text:style-name="P230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731599882" text:style-name="L22">
        <text:list-item>
          <text:p text:style-name="P223">правильное VBD заканчиватся на ED: confuse -&gt; confused</text:p>
        </text:list-item>
        <text:list-item>
          <text:p text:style-name="P223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3">Verbs (VB) in dictionary: 11785 </text:p>
      <text:p text:style-name="P123">Regular/irregular VBD: 8948/280 (= 9228 в сумме)</text:p>
      <text:p text:style-name="P27"/>
      <text:p text:style-name="P27">Если есть отличия,</text:p>
      <text:list xml:id="list573599257" text:style-name="L23">
        <text:list-item>
          <text:p text:style-name="P224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0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70">p.55 и lesson.14 в старом курсе, можно взять без изменений</text:p>
      <text:p text:style-name="P170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3">letters = [“a”, “b”, “c”, “d”, “e”]</text:p>
      <text:p text:style-name="P133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39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39">ключ/индекс</text:p>
          </table:table-cell>
          <table:table-cell table:style-name="Table27.B2" office:value-type="string">
            <text:p text:style-name="P139">значение</text:p>
          </table:table-cell>
        </table:table-row>
        <table:table-row>
          <table:table-cell table:style-name="Table27.A3" office:value-type="float" office:value="0">
            <text:p text:style-name="P139">0</text:p>
          </table:table-cell>
          <table:table-cell table:style-name="Table27.B2" office:value-type="string">
            <text:p text:style-name="P139">“a”</text:p>
          </table:table-cell>
        </table:table-row>
        <table:table-row>
          <table:table-cell table:style-name="Table27.A3" office:value-type="float" office:value="1">
            <text:p text:style-name="P139">1</text:p>
          </table:table-cell>
          <table:table-cell table:style-name="Table27.B2" office:value-type="string">
            <text:p text:style-name="P139">“b”</text:p>
          </table:table-cell>
        </table:table-row>
        <table:table-row>
          <table:table-cell table:style-name="Table27.A3" office:value-type="float" office:value="2">
            <text:p text:style-name="P139">2</text:p>
          </table:table-cell>
          <table:table-cell table:style-name="Table27.B2" office:value-type="string">
            <text:p text:style-name="P139">“c”</text:p>
          </table:table-cell>
        </table:table-row>
        <table:table-row>
          <table:table-cell table:style-name="Table27.A3" office:value-type="float" office:value="3">
            <text:p text:style-name="P139">3</text:p>
          </table:table-cell>
          <table:table-cell table:style-name="Table27.B2" office:value-type="string">
            <text:p text:style-name="P139">“d”</text:p>
          </table:table-cell>
        </table:table-row>
        <text:soft-page-break/>
        <table:table-row>
          <table:table-cell table:style-name="Table27.A3" office:value-type="float" office:value="4">
            <text:p text:style-name="P139">4</text:p>
          </table:table-cell>
          <table:table-cell table:style-name="Table27.B2" office:value-type="string">
            <text:p text:style-name="P139">“e”</text:p>
          </table:table-cell>
        </table:table-row>
        <table:table-row>
          <table:table-cell table:style-name="Table27.A3" office:value-type="float" office:value="5">
            <text:p text:style-name="P139">5</text:p>
          </table:table-cell>
          <table:table-cell table:style-name="Table27.B2" office:value-type="string">
            <text:p text:style-name="P139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3">letters[0] #=&gt; “a”</text:p>
      <text:p text:style-name="P133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3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3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3">letters = %w{a b c d e}</text:p>
      <text:p text:style-name="P133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3">letters = Array.new <text:s text:c="2"/># синоним letters = []</text:p>
      <text:p text:style-name="P133"/>
      <text:p text:style-name="P67">Здесь .new это название метода, создающего новый экземпляр массива. Этот метод называется <text:span text:style-name="T22">конструктором</text:span>.</text:p>
      <text:p text:style-name="P67"/>
      <text:p text:style-name="P67">Добавление элемента в конец массива</text:p>
      <text:p text:style-name="P67"/>
      <text:p text:style-name="P133">letters &lt;&lt; “a”</text:p>
      <text:p text:style-name="P133">letters &lt;&lt; “a” &lt;&lt; “b” &lt;&lt; “c”</text:p>
      <text:p text:style-name="P67"/>
      <text:p text:style-name="P67">синонимы</text:p>
      <text:p text:style-name="P133"/>
      <text:p text:style-name="P133">letters.push “k”</text:p>
      <text:p text:style-name="P133">letters.push(“k”, “l”, “m”)</text:p>
      <text:p text:style-name="P133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8"/>
      <text:p text:style-name="P67"><text:span text:style-name="T29">Вопрос: </text:span><text:span text:style-name="T29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4"><text:tab/>letters[1..3] = [1,2] <text:s text:c="2"/>=&gt;<text:span text:style-name="T29"> ["a", 1, 2, "e", "f", "g", "h"]</text:span></text:p>
      <text:p text:style-name="P95"/>
      <text:p text:style-name="P95">Вопрос: Какой вид будет иметь массив после следующих действий?</text:p>
      <text:p text:style-name="P95"/>
      <text:p text:style-name="P95">numbers = (0...10).to_a <text:s text:c="28"/>=&gt; [0, 1, 2, 3, 4, 5, 6, 7, 8, 9]</text:p>
      <text:p text:style-name="P95">numbers[2..4] = [[2, 'dos'], [3, 'tres']]</text:p>
      <text:p text:style-name="P95">numbers <text:s text:c="51"/>=&gt; [0, 1, [2, "dos"], [3, "tres"], 5, 6, 7, 8, 9]</text:p>
      <text:p text:style-name="P8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3">Решение задач</text:p>
            <text:p text:style-name="P143"/>
          </table:table-cell>
          <table:table-cell table:style-name="Table7.A1" office:value-type="string">
            <text:p text:style-name="P145">Занятие 8</text:p>
            <text:p text:style-name="P145">(90 минут)</text:p>
          </table:table-cell>
        </table:table-row>
      </table:table>
      <text:p text:style-name="P179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1702600046" text:style-name="L24">
        <text:list-item>
          <text:p text:style-name="P225">lesson.08.tar.bz2</text:p>
        </text:list-item>
        <text:list-item>
          <text:p text:style-name="P225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659350657" text:style-name="L25">
        <text:list-item>
          <text:p text:style-name="P229">Что есть массив и в чем его отличие от просто переменной?</text:p>
        </text:list-item>
        <text:list-item>
          <text:p text:style-name="P229">Как объявить массив? Зачем объявлять массив?</text:p>
        </text:list-item>
        <text:list-item>
          <text:p text:style-name="P229">Как создать массив? Как создать массив строк?</text:p>
        </text:list-item>
        <text:list-item>
          <text:p text:style-name="P229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29">Как получить содержимое какой-то ячейки массива? И как положить значение в ячейку?</text:p>
        </text:list-item>
        <text:list-item>
          <text:p text:style-name="P229">Можно ли получать или назначать значения сразу нескольким элементам массива?</text:p>
        </text:list-item>
        <text:list-item>
          <text:p text:style-name="P229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29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29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3">Итераторы (в массивах)</text:p>
            <text:p text:style-name="P143">Цикл for</text:p>
            <text:p text:style-name="P143">Другие методы массивов</text:p>
          </table:table-cell>
          <table:table-cell table:style-name="Table8.A1" office:value-type="string">
            <text:p text:style-name="P145">Занятие 9</text:p>
            <text:p text:style-name="P145">(90 минут)</text:p>
          </table:table-cell>
        </table:table-row>
      </table:table>
      <text:p text:style-name="P82"/>
      <text:p text:style-name="P40">Раздаточный материал</text:p>
      <text:p text:style-name="P40"/>
      <text:list xml:id="list2120606670" text:style-name="L26">
        <text:list-item>
          <text:p text:style-name="P226">lesson.09.tar.bz2</text:p>
        </text:list-item>
        <text:list-item>
          <text:p text:style-name="P226">колода карт (для объяснения итераторов)</text:p>
        </text:list-item>
      </text:list>
      <text:p text:style-name="P82"/>
      <text:p text:style-name="P87">Вопросы</text:p>
      <text:p text:style-name="P87"/>
      <text:list xml:id="list1361421539" text:style-name="L27">
        <text:list-item>
          <text:p text:style-name="P227">Сколько времени в неделю вы тратить на rufsl (ДЗ, повторение слайдов).</text:p>
        </text:list-item>
      </text:list>
      <text:p text:style-name="P83"/>
      <text:p text:style-name="P62">Итераторы</text:p>
      <text:p text:style-name="P46"/>
      <text:p text:style-name="P95">Объяснение работы итераторов на примере карт</text:p>
      <text:p text:style-name="P95"><text:tab/>два человека</text:p>
      <text:p text:style-name="P95"><text:tab/>один - итератор each</text:p>
      <text:p text:style-name="P95"><text:tab/>другой - блок</text:p>
      <text:p text:style-name="P95"><text:tab/>первый - выдает одну карту</text:p>
      <text:p text:style-name="P95"><text:tab/>другой - что-то с ней делает: красные налево, черные направо</text:p>
      <text:p text:style-name="P95"><text:tab/>первый - выдает другую карту</text:p>
      <text:p text:style-name="P95"><text:tab/>другой - ….</text:p>
      <text:p text:style-name="P95"/>
      <text:p text:style-name="P95">То есть, управление поочередно передается от одного метода к другому.</text:p>
      <text:p text:style-name="P95"/>
      <text:p text:style-name="P95">Разобрать итераторы</text:p>
      <text:p text:style-name="P95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9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3">52 words of length 1 </text:p>
      <text:p text:style-name="P133">183 words of length 2 </text:p>
      <text:p text:style-name="P133">838 words of length 3 </text:p>
      <text:p text:style-name="P133"/>
      <text:p text:style-name="P67">ответ: word_lengths/word_lengths_1.rb</text:p>
      <text:p text:style-name="P67"/>
      <text:p text:style-name="P67">!!! <text:span text:style-name="T23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8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30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803248529" text:style-name="L28">
        <text:list-item>
          <text:p text:style-name="P190">метод Kernel#load</text:p>
        </text:list-item>
        <text:list-item>
          <text:p text:style-name="P190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22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23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3">Разбор заданий</text:p>
            <text:p text:style-name="P143">Array#map</text:p>
            <text:p text:style-name="P143"/>
          </table:table-cell>
          <table:table-cell table:style-name="Table9.A1" office:value-type="string">
            <text:p text:style-name="P145">Занятие 10</text:p>
            <text:p text:style-name="P145">(90 минут)</text:p>
          </table:table-cell>
        </table:table-row>
      </table:table>
      <text:p text:style-name="P67"/>
      <text:p text:style-name="P146">Раздаточный материал</text:p>
      <text:p text:style-name="P146"/>
      <text:list xml:id="list1187092259" text:style-name="L29">
        <text:list-item>
          <text:p text:style-name="P264">lesson.10.tar.bz2</text:p>
        </text:list-item>
      </text:list>
      <text:p text:style-name="P143"/>
      <text:p text:style-name="P146">Вопросы</text:p>
      <text:p text:style-name="P146"/>
      <text:list xml:id="list1962861831" text:style-name="L30">
        <text:list-item>
          <text:p text:style-name="P267">Сколько времени ушло на ДЗ на этой неделе?</text:p>
        </text:list-item>
        <text:list-item>
          <text:p text:style-name="P267">Просмотрели ли презентацию до конца и есть ли вопросы? Что стоит рассмотреть сейчас?</text:p>
        </text:list-item>
        <text:list-item>
          <text:p text:style-name="P267">Что общего в методах, имена которых оканчиваются на знак вопроса?</text:p>
        </text:list-item>
        <text:list-item>
          <text:p text:style-name="P267">О чем говорит знак ! в имени метода?</text:p>
        </text:list-item>
        <text:list-item>
          <text:p text:style-name="P267">Все ли методы, оканчивающиеся на ! изменяют объект, к которому применяются?</text:p>
        </text:list-item>
        <text:list-item>
          <text:p text:style-name="P267">Назовите какие-нибудь методы объектов класса Array? И что они делают?</text:p>
        </text:list-item>
        <text:list-item>
          <text:p text:style-name="P267">Как преобразовать массив к строке (например, чтобы вывести его на печать)? -- to_s и join</text:p>
        </text:list-item>
      </text:list>
      <text:p text:style-name="P143"/>
      <text:p text:style-name="P143"/>
      <text:p text:style-name="P147">Разбор задания word_lengths_1.rb</text:p>
      <text:p text:style-name="P147"/>
      <text:p text:style-name="P149">см. lesson.10/word_lengths/</text:p>
      <text:p text:style-name="P149"/>
      <text:p text:style-name="P148">Результаты могут отличаться в зависимости от того, в какой кодировке приходит текст и как руби распознает эту кодировку.</text:p>
      <text:p text:style-name="P148"/>
      <text:p text:style-name="P148">кодировка файла data/words.txt UTF-8</text:p>
      <text:p text:style-name="P148"/>
      <text:list xml:id="list437394549" text:style-name="L31">
        <text:list-item>
          <text:p text:style-name="P268">lengths.with_cp1252 - <text:s/>длины вычислены неправильно</text:p>
        </text:list-item>
        <text:list-item>
          <text:p text:style-name="P268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8"/>
      <text:p text:style-name="P147">Разбор задания word_lengths_2.rb</text:p>
      <text:p text:style-name="P147"/>
      <text:p text:style-name="P155">Нарисовать красивую картинку, показывающую структуру данных</text:p>
      <text:p text:style-name="P155"/>
      <text:p text:style-name="P143">Обращение к элементу вложенного массива</text:p>
      <text:p text:style-name="P143"><text:tab/>lengths[i][j]</text:p>
      <text:p text:style-name="P143"/>
      <text:p text:style-name="P147">Разбор задания extract_nth_sentence.rb</text:p>
      <text:p text:style-name="P147"/>
      <text:p text:style-name="P149">Вопросы:</text:p>
      <text:list xml:id="list304995740" text:style-name="L32">
        <text:list-item>
          <text:p text:style-name="P270">Как определить каждое 10е предложение в тексте?</text:p>
        </text:list-item>
        <text:list-item>
          <text:p text:style-name="P270">Нужно ли накапливать предложения?</text:p>
        </text:list-item>
      </text:list>
      <text:p text:style-name="P149"/>
      <text:p text:style-name="P149">Что если использовать остаток от деления? Будет ли тот же результат?</text:p>
      <text:p text:style-name="P149"/>
      <text:p text:style-name="P149"><text:soft-page-break/><text:tab/>c_in % 10 == 0</text:p>
      <text:p text:style-name="P143"/>
      <text:p text:style-name="P143">&gt;&gt;&gt; могут быть отличия из-за 0 % 10 =&gt; 0</text:p>
      <text:p text:style-name="P143"/>
      <text:p text:style-name="P143">показать скрипт extract_nth_sentence_with_options.rb</text:p>
      <text:list xml:id="list982461241" text:style-name="L33">
        <text:list-item>
          <text:p text:style-name="P265">глобальная переменная @nth</text:p>
        </text:list-item>
        <text:list-item>
          <text:p text:style-name="P265">внешняя библиотека optparse</text:p>
        </text:list-item>
        <text:list-item>
          <text:p text:style-name="P265">опция --help</text:p>
        </text:list-item>
        <text:list-item>
          <text:p text:style-name="P265">опция --each-nth=NUMBER</text:p>
        </text:list-item>
      </text:list>
      <text:p text:style-name="P143"/>
      <text:p text:style-name="P147">Разобрать непонятные слайды</text:p>
      <text:p text:style-name="P147"/>
      <text:p text:style-name="P143">Те слайды, которые были даны на самостоятельное изучение.</text:p>
      <text:p text:style-name="P143"/>
      <text:p text:style-name="P147">Отображение множества</text:p>
      <text:p text:style-name="P147"/>
      <text:p text:style-name="P150">Картинка 1: два множества, слева символы в нижнем регистре, справа - в верхнем</text:p>
      <text:p text:style-name="P151"/>
      <text:p text:style-name="P151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0">Картинка 2: два множества, слева слова, справа - длины слов (есть повторы)</text:p>
      <text:p text:style-name="P150"/>
      <text:p text:style-name="P151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09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3"/>
      <text:list xml:id="list1845975146" text:style-name="L34">
        <text:list-item>
          <text:p text:style-name="P263">map <text:s text:c="5"/><text:span text:style-name="T34">map!</text:span></text:p>
        </text:list-item>
        <text:list-item>
          <text:p text:style-name="P263">collect <text:s text:c="2"/><text:span text:style-name="T34">collect!</text:span></text:p>
        </text:list-item>
      </text:list>
      <text:p text:style-name="P174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2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6"><text:soft-page-break/>[“1”, “uno”, “234”, “dos”].map do |el|</text:p>
      <text:p text:style-name="P156"><text:s text:c="4"/>if el =~ /^\d+$/</text:p>
      <text:p text:style-name="P156"><text:s text:c="6"/>el.to_i</text:p>
      <text:p text:style-name="P156"><text:s text:c="4"/>else</text:p>
      <text:p text:style-name="P156"><text:s text:c="6"/>el.upcase</text:p>
      <text:p text:style-name="P156"><text:s text:c="4"/>end</text:p>
      <text:p text:style-name="P156"><text:s text:c="3"/>“HELLO” <text:s/># что произойдет, если добавить эту строку?</text:p>
      <text:p text:style-name="P156">end</text:p>
      <text:p text:style-name="P155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0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3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1"/>
      <text:p text:style-name="P172"/>
      <text:p text:style-name="P175">Задания на Array#map</text:p>
      <text:p text:style-name="P175"/>
      <text:p text:style-name="P177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6"/>
      <text:p text:style-name="P177"><text:tab/>не используя String#gsub на всем предложении</text:p>
      <text:p text:style-name="P172"><text:tab/>можно использовать String#match, Array#index, Array#split, String#gsub</text:p>
      <text:p text:style-name="P172"/>
      <text:p text:style-name="P172"><text:tab/>Что есть в тексте есть фразы as_ well_RB ?</text:p>
      <text:p text:style-name="P172"/>
      <text:p text:style-name="P172">ответ: lesson.10/untag.rb</text:p>
      <text:p text:style-name="P172"/>
      <text:p text:style-name="P172"><text:span text:style-name="T30">Домашнее</text:span><text:span text:style-name="T23"> </text:span>Задание: Даны теггированные релейшны SAO. Необходимо их вывести без тегов.</text:p>
      <text:p text:style-name="P143"/>
      <text:p text:style-name="P143"><text:tab/>? совпадает ли количество полей в SAO до и после?</text:p>
      <text:p text:style-name="P143"><text:tab/>!!! хитрость в том. что split удаляет разделители в конце.</text:p>
      <text:p text:style-name="P143"/>
      <text:p text:style-name="P14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3">Разбор заданий</text:p>
            <text:p text:style-name="P143">Array#all? , Array#any?</text:p>
            <text:p text:style-name="P143">Array#find, Array#select</text:p>
            <text:p text:style-name="P143">Array#sort, Array#sort_by</text:p>
          </table:table-cell>
          <table:table-cell table:style-name="Table10.A1" office:value-type="string">
            <text:p text:style-name="P145">Занятие 11</text:p>
            <text:p text:style-name="P145">(90 минут)</text:p>
          </table:table-cell>
        </table:table-row>
      </table:table>
      <text:p text:style-name="P67"/>
      <text:p text:style-name="P146">Раздаточный материал</text:p>
      <text:p text:style-name="P146"/>
      <text:list xml:id="list123116600" text:continue-list="list1187092259" text:style-name="L29">
        <text:list-item>
          <text:p text:style-name="P264">lesson.11.tar.bz2</text:p>
        </text:list-item>
      </text:list>
      <text:p text:style-name="P143"/>
      <text:p text:style-name="P146">Вопросы</text:p>
      <text:p text:style-name="P146"/>
      <text:list xml:id="list280998298" text:style-name="L35">
        <text:list-item>
          <text:p text:style-name="P269">Сколько времени ушло на ДЗ на этой неделе?</text:p>
        </text:list-item>
        <text:list-item>
          <text:p text:style-name="P269">Для чего предназначен Array#map?</text:p>
        </text:list-item>
        <text:list-item>
          <text:p text:style-name="P269">Есть ли парный опасный метод Array#map! ?</text:p>
        </text:list-item>
        <text:list-item>
          <text:p text:style-name="P269">Чем отличается Array#values_at от Array#slice (Array#[]) ?</text:p>
        </text:list-item>
      </text:list>
      <text:p text:style-name="P148"/>
      <text:p text:style-name="P152">Краткий разбор задания extract_random_subcorpus.2.rb</text:p>
      <text:p text:style-name="P152"/>
      <text:p text:style-name="P148">lesson.10/subcorpus/extract_random_subcorpus.2.rb</text:p>
      <text:p text:style-name="P148"/>
      <text:p text:style-name="P148">нарисовать структуры данных и показать, как одно работает через другое.</text:p>
      <text:p text:style-name="P148"/>
      <text:p text:style-name="P153">Квантор всеобщности и квантор существования?</text:p>
      <text:p text:style-name="P155"/>
      <text:p text:style-name="P156">Array#include? = Array#member?</text:p>
      <text:p text:style-name="P156"/>
      <text:p text:style-name="P156">pets = %w{ bat dog cat cow wombat }</text:p>
      <text:p text:style-name="P156">pets.include?('dog') #=&gt; true</text:p>
      <text:p text:style-name="P156"/>
      <text:p text:style-name="P156">Array#all? – позволяет проверить, что все элементы удовлетворяют некоторому условию.</text:p>
      <text:p text:style-name="P156"/>
      <text:p text:style-name="P156">Например, все ли слова содержат букву “a”</text:p>
      <text:p text:style-name="P156"/>
      <text:p text:style-name="P156">pets.all? {|pet|</text:p>
      <text:p text:style-name="P156"><text:tab/>pet =~ /a/</text:p>
      <text:p text:style-name="P156">}</text:p>
      <text:p text:style-name="P156"/>
      <text:p text:style-name="P156">#=&gt; false</text:p>
      <text:p text:style-name="P156"/>
      <text:p text:style-name="P156">Вопрос: Каким будет результат следующей операции?</text:p>
      <text:p text:style-name="P156"/>
      <text:p text:style-name="P156">pets.all? {|pet|</text:p>
      <text:p text:style-name="P156"><text:tab/>pet =~ /[ieaou]/</text:p>
      <text:p text:style-name="P156">}</text:p>
      <text:p text:style-name="P156"/>
      <text:p text:style-name="P156">#=&gt; true.</text:p>
      <text:p text:style-name="P156"/>
      <text:p text:style-name="P156"><text:s/></text:p>
      <text:p text:style-name="P156">Array#any? – проверяет, есть ли <text:span text:style-name="T1">хотя бы один</text:span> элемент, удовлетворяющий данному условию.</text:p>
      <text:p text:style-name="P156"/>
      <text:p text:style-name="P156"><text:soft-page-break/>tags = [“NN”, “VBG”, “JJing”]</text:p>
      <text:p text:style-name="P156"/>
      <text:p text:style-name="P156">Надо выполнить что-либо, если у слова есть глагольные теги.</text:p>
      <text:p text:style-name="P156"/>
      <text:p text:style-name="P156">плохо</text:p>
      <text:p text:style-name="P156"/>
      <text:p text:style-name="P156">if tags.include?(“VB”) || tags.include?(“VBZ”)</text:p>
      <text:p text:style-name="P156"><text:s text:c="3"/>|| tags.include?(“VBD”) || tags.include?(“VBN”)</text:p>
      <text:p text:style-name="P156"><text:s text:c="3"/>|| tags.include?(“VBG”)</text:p>
      <text:p text:style-name="P156">then</text:p>
      <text:p text:style-name="P156"><text:s text:c="3"/># do smthing</text:p>
      <text:p text:style-name="P156">end</text:p>
      <text:p text:style-name="P156"/>
      <text:p text:style-name="P156">лучше, но все еще не очень хорошо: громоздко</text:p>
      <text:p text:style-name="P156"/>
      <text:p text:style-name="P156">tags.each do |tag|</text:p>
      <text:p text:style-name="P156"><text:tab/>if tag =~ /^V/</text:p>
      <text:p text:style-name="P156"><text:tab/><text:tab/># do smthing</text:p>
      <text:p text:style-name="P156"><text:tab/><text:tab/># ...</text:p>
      <text:p text:style-name="P156"><text:tab/><text:tab/>break <text:s/># Вопрос: зачем здесь break?</text:p>
      <text:p text:style-name="P156"><text:tab/>end</text:p>
      <text:p text:style-name="P156">end</text:p>
      <text:p text:style-name="P156"/>
      <text:p text:style-name="P156">правильно</text:p>
      <text:p text:style-name="P156"/>
      <text:p text:style-name="P156">if tags.any? { |tag| tag =~ /^V/ }</text:p>
      <text:p text:style-name="P156"><text:s text:c="4"/># do something</text:p>
      <text:p text:style-name="P156">end </text:p>
      <text:p text:style-name="P156"/>
      <text:p text:style-name="P156">Другие способы проверить наличие элемента в массиве</text:p>
      <text:p text:style-name="P156"/>
      <text:p text:style-name="P156">pets = %w{ bat dog cat cow wombat }</text:p>
      <text:p text:style-name="P156"/>
      <text:p text:style-name="P156">Объясните, почему это работает?</text:p>
      <text:p text:style-name="P156"/>
      <text:p text:style-name="P156">if pets.index('bat')</text:p>
      <text:p text:style-name="P156"><text:s text:c="4"/># мы здесь</text:p>
      <text:p text:style-name="P156">end</text:p>
      <text:p text:style-name="P156"/>
      <text:p text:style-name="P156">if pets.index('aircraft')</text:p>
      <text:p text:style-name="P156"><text:s text:c="4"/># сюда мы не попадем</text:p>
      <text:p text:style-name="P156">end</text:p>
      <text:p text:style-name="P156"/>
      <text:p text:style-name="P156">Array#index(val) – возвращает положение самой левой (первой) встречи val</text:p>
      <text:p text:style-name="P156">Array#rindex(val) – самой правой (последней)</text:p>
      <text:p text:style-name="P156">возвращаемый номер позиции всегда от начала слова (то есть, слева)</text:p>
      <text:p text:style-name="P156">Аналогичным образом работают эти же методы для класса String</text:p>
      <text:p text:style-name="P156">String#index</text:p>
      <text:p text:style-name="P156">String#rindex</text:p>
      <text:p text:style-name="P156"/>
      <text:p text:style-name="P156">Закончите код</text:p>
      <text:p text:style-name="P156"/>
      <text:p text:style-name="P156"><text:soft-page-break/>if “abrakadabra”.index(“k”) …</text:p>
      <text:p text:style-name="P156"><text:tab/>puts “В этом слове одна буква k”</text:p>
      <text:p text:style-name="P156">end</text:p>
      <text:p text:style-name="P156"/>
      <text:p text:style-name="P156">ответ</text:p>
      <text:p text:style-name="P156">if “abrakadabra”.index(“k”) == “abrakadabra”.rindex(“k”) <text:s/># 4 == 4</text:p>
      <text:p text:style-name="P156"><text:tab/>puts “В этом слове одна буква k”</text:p>
      <text:p text:style-name="P156">end</text:p>
      <text:p text:style-name="P156"/>
      <text:p text:style-name="P156">if “abrakadabra”.index(“b”) ...</text:p>
      <text:p text:style-name="P156"><text:tab/>puts “В этом слове больше одной буквы b”</text:p>
      <text:p text:style-name="P156">end</text:p>
      <text:p text:style-name="P156"/>
      <text:p text:style-name="P156">ответ</text:p>
      <text:p text:style-name="P156"/>
      <text:p text:style-name="P156">if “abrakadabra”.index(“b”) != “abrakadabra”.rindex(“b”) # 1 != 8</text:p>
      <text:p text:style-name="P156"><text:tab/>puts “В этом слове больше одной буквы b”</text:p>
      <text:p text:style-name="P156">end</text:p>
      <text:p text:style-name="P156"/>
      <text:p text:style-name="P156"/>
      <text:p text:style-name="P154">Задания</text:p>
      <text:p text:style-name="P154"/>
      <text:p text:style-name="P177">Из файла lesson.11/searching/text.txt выведите предложения, содержащие хотя бы одно слово в середине, написанное в Titlecase.</text:p>
      <text:p text:style-name="P156"/>
      <text:p text:style-name="P156">не используя String#=~ на все предложение. представьте предложение в виде массива слов.</text:p>
      <text:p text:style-name="P156"/>
      <text:p text:style-name="P156">ответ: finding/select_sent_with_titlecase_inside.rb</text:p>
      <text:p text:style-name="P156">ответ:finding/select_sent_with_titlecase_inside.2.rb <text:s/>с использованием Array#shift</text:p>
      <text:p text:style-name="P156"/>
      <text:p text:style-name="P159">Selecting element(s)</text:p>
      <text:p text:style-name="P159"/>
      <text:p text:style-name="P157">Как найти и выбрать из массива элемент(ы), удовлетворяющие некоторому условию?</text:p>
      <text:p text:style-name="P157"/>
      <text:p text:style-name="P178"><text:span text:style-name="T30">Даны среднемесячные температуры в г. Надыме. Как</text:span> <text:span text:style-name="T30">найти первую положительную температуру,</text:span></text:p>
      <text:p text:style-name="P157"/>
      <text:p text:style-name="P157"><text:s/>temperatures = [-19.6, -18.2, -11.8, -7.6, 1.2, 10.6, 16.0, 12.1, 4.9, -19, -20, -25]</text:p>
      <text:p text:style-name="P166"/>
      <text:p text:style-name="P158"><text:span text:style-name="T30"><text:s/>temperatures</text:span><text:span text:style-name="T30">.find {|el| el &gt; 0} <text:s/>#=&gt; 1.2</text:span></text:p>
      <text:p text:style-name="P157"/>
      <text:p text:style-name="P157">см. selecting/first_warm_month_temp.rb</text:p>
      <text:p text:style-name="P166"/>
      <text:p text:style-name="P156"><text:s/>см также Array#find <text:s/>= <text:s/>Array#detect</text:p>
      <text:p text:style-name="P156"><text:s/></text:p>
      <text:p text:style-name="P156">чем Array#find отличается от Array#select?</text:p>
      <text:p text:style-name="P156">Что вернет следующий код?</text:p>
      <text:p text:style-name="P156"/>
      <text:p text:style-name="P158"><text:span text:style-name="T30"><text:s/></text:span><text:span text:style-name="T30">temp</text:span><text:span text:style-name="T30">eratures</text:span><text:span text:style-name="T30">.select {|temp| temp &gt; 0} </text:span></text:p>
      <text:p text:style-name="P157"><text:s/>#=&gt; [1.2, 10.6, 16.0, 12.1, 4.9]</text:p>
      <text:p text:style-name="P158"><text:span text:style-name="T30">то есть, </text:span><text:span text:style-name="T3">массив</text:span><text:span text:style-name="T30"> всех подходящих значений</text:span></text:p>
      <text:p text:style-name="P157"><text:soft-page-break/></text:p>
      <text:p text:style-name="P157">см. также Array#grep</text:p>
      <text:p text:style-name="P164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3">Сортировка по вычисленному значению</text:p>
      <text:p text:style-name="P112"/>
      <text:p text:style-name="P112"><text:tab/>sort_by, sort_by!</text:p>
      <text:p text:style-name="P112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3">Пользовательские методы</text:p>
          </table:table-cell>
          <table:table-cell table:style-name="Таблица3.A1" office:value-type="string">
            <text:p text:style-name="P145">Занятие 12</text:p>
            <text:p text:style-name="P145">(90 минут)</text:p>
          </table:table-cell>
        </table:table-row>
      </table:table>
      <text:p text:style-name="P11"/>
      <text:p text:style-name="P146">Раздаточный материал</text:p>
      <text:p text:style-name="P146"/>
      <text:list xml:id="list1477377854" text:continue-list="list123116600" text:style-name="L29">
        <text:list-item>
          <text:p text:style-name="P264">lesson.12.tar.bz2</text:p>
        </text:list-item>
      </text:list>
      <text:p text:style-name="P143"/>
      <text:p text:style-name="P147">Вопросы</text:p>
      <text:list xml:id="list1423126737" text:style-name="L36">
        <text:list-header>
          <text:p text:style-name="P271"/>
        </text:list-header>
        <text:list-item>
          <text:p text:style-name="P272"><text:span text:style-name="T4">Зачем методу Array#sort нужен блок? К</text:span><text:span text:style-name="T4">ак </text:span><text:span text:style-name="T4">р</text:span><text:span text:style-name="T4">аботает </text:span><text:span text:style-name="T4">(</text:span><text:span text:style-name="T4">какой результат) </text:span><text:span text:style-name="T4">s</text:span><text:span text:style-name="T4">or</text:span><text:span text:style-name="T4">t </text:span><text:span text:style-name="T4">б</text:span><text:span text:style-name="T4">е</text:span><text:span text:style-name="T4">з блока?</text:span></text:p>
        </text:list-item>
        <text:list-item>
          <text:p text:style-name="P266">Метод sort оперирует двумя аргументами (они в |a,b|). Что это за аргументы?</text:p>
        </text:list-item>
        <text:list-item>
          <text:p text:style-name="P266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6">Как Array#sort отсортирует массив массивов?</text:p>
        </text:list-item>
        <text:list-item>
          <text:p text:style-name="P266">Чем отличается Array#sort_by от Array#sort ?</text:p>
        </text:list-item>
        <text:list-item>
          <text:p text:style-name="P266">Чем отличаются методы Array#all? и Array#any?</text:p>
        </text:list-item>
        <text:list-item>
          <text:p text:style-name="P273"><text:span text:style-name="T10">Какими способами можно установить, что некоторый элемент присутс</text:span><text:span text:style-name="T10">т</text:span><text:span text:style-name="T10">вует в массиве? – <text:s/>(include?/member? → boolean, Array#index/</text:span><text:span text:style-name="T10">#rindex</text:span><text:span text:style-name="T10"> → position, find → сам элемент)</text:span></text:p>
        </text:list-item>
        <text:list-item>
          <text:p text:style-name="P273"><text:span text:style-name="T10">Какие из этих методом принимают блок и зачем? </text:span><text:span text:style-name="T10">- index/rindex/find. чтобы задавать более сложное условие, а не буквальное равенство.</text:span></text:p>
        </text:list-item>
        <text:list-item>
          <text:p text:style-name="P273"><text:span text:style-name="T10">Правда ли, что метод index есть только у массивов? - нет, он есть и у String (см. </text:span><text:span text:style-name="T10">ri index</text:span><text:span text:style-name="T10">)</text:span></text:p>
        </text:list-item>
        <text:list-item>
          <text:p text:style-name="P266">Почему Array#index/rindex/find можно использовать в условиях? - они возвращают nil, если ничего не найдено</text:p>
        </text:list-item>
        <text:list-item>
          <text:p text:style-name="P273"><text:span text:style-name="T10">Чем отличается Array#find от Array#select</text:span><text:span text:style-name="T10">?</text:span></text:p>
        </text:list-item>
        <text:list-item>
          <text:p text:style-name="P266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3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809226251" text:style-name="L37">
        <text:list-item>
          <text:p text:style-name="P191">возможность абстрагироваться от деталей реализации</text:p>
        </text:list-item>
        <text:list-item>
          <text:p text:style-name="P191">более читабельный и более легко управляемый код</text:p>
        </text:list-item>
        <text:list-item>
          <text:p text:style-name="P191">возможность повторного использования (code reuse)</text:p>
          <text:p text:style-name="P191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30">def method_name(arg1, arg2....)</text:p>
      <text:p text:style-name="P130"><text:s text:c="3"/># команды</text:p>
      <text:p text:style-name="P130"><text:s text:c="3"/>return ...</text:p>
      <text:p text:style-name="P130">end</text:p>
      <text:p text:style-name="P130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3">см. пример использования методов:</text:p>
      <text:p text:style-name="P143"><text:tab/>methods/extract_random_subcorpus.3.rb</text:p>
      <text:p text:style-name="P143">исследуйте, что делает скрипт:</text:p>
      <text:p text:style-name="P143"><text:tab/>methods/extract_random_subcorpus.4.rb</text:p>
      <text:p text:style-name="P103">&gt;&gt;&gt; выбирает 10% предложений длиной меньше 10 слов и 15 % предложений больше 10 слов. Этот скрипт показывает code reuse</text:p>
      <text:p text:style-name="P103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2128080149" text:style-name="L38">
        <text:list-item>
          <text:p text:style-name="P233"><text:span text:style-name="T7">по </text:span><text:span text:style-name="T7">значению (по </text:span><text:span text:style-name="T7">копии</text:span><text:span text:style-name="T7">)</text:span></text:p>
        </text:list-item>
        <text:list-item>
          <text:p text:style-name="P233"><text:span text:style-name="T7">по </text:span><text:span text:style-name="T7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3"/>
            <text:p text:style-name="P143">Пользовательские методы</text:p>
          </table:table-cell>
          <table:table-cell table:style-name="Table11.A1" office:value-type="string">
            <text:p text:style-name="P145">Занятие 13</text:p>
            <text:p text:style-name="P145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1665024120" text:style-name="L39">
        <text:list-item>
          <text:p text:style-name="P192">lesson.13.tar.bz2</text:p>
        </text:list-item>
      </text:list>
      <text:p text:style-name="P4"/>
      <text:p text:style-name="P14">Вопросы</text:p>
      <text:p text:style-name="P4"/>
      <text:list xml:id="list1033272696" text:style-name="L40">
        <text:list-item>
          <text:p text:style-name="P193">зачем нужны методы?</text:p>
        </text:list-item>
        <text:list-item>
          <text:p text:style-name="P193">что возвращает метод и как он это делает?</text:p>
        </text:list-item>
        <text:list-item>
          <text:p text:style-name="P193">сколько значений может вернуть метод в руби?</text:p>
        </text:list-item>
      </text:list>
      <text:list xml:id="list1064959585" text:style-name="L41">
        <text:list-item>
          <text:p text:style-name="P194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773335255" text:continue-list="list1033272696" text:style-name="L40">
        <text:list-item>
          <text:p text:style-name="P193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3">как взаимодействуют ОДНОИМЕННЫЕ переменные внутри метода с переменными вне этого метода?</text:p>
        </text:list-item>
        <text:list-item>
          <text:p text:style-name="P193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994809256" text:style-name="L42">
        <text:list-item>
          <text:p text:style-name="P195">как задать глобальную переменную (для данного скрипта)? -- $name @name или константа</text:p>
        </text:list-item>
      </text:list>
      <text:list xml:id="list640002541" text:continue-list="list1773335255" text:style-name="L40">
        <text:list-item>
          <text:p text:style-name="P193">можно ли определить метод, который не принимает никаких аргументов?</text:p>
        </text:list-item>
        <text:list-item>
          <text:p text:style-name="P193">как передаются аргументы в метод?</text:p>
        </text:list-item>
      </text:list>
      <text:list xml:id="list1217146675" text:style-name="L43">
        <text:list-item>
          <text:p text:style-name="P196">позиционно</text:p>
        </text:list-item>
        <text:list-item>
          <text:p text:style-name="P196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2">вход:</text:p>
      <text:p text:style-name="P132">I CD/10_NP/10_PP1A/150 love NN/70_VB/60 apples NNS/20</text:p>
      <text:p text:style-name="P132"/>
      <text:p text:style-name="P132">выделить из строки отдельные поля:</text:p>
      <text:p text:style-name="P132">[“I”, “CD/10_NP/10_PP1A/150”, “love”, “NN/70_VB/60”, “apples”, “NNS/20”]</text:p>
      <text:p text:style-name="P132"/>
      <text:p text:style-name="P132">преобразовать множество тегов в одному. не-теги оставить как есть.</text:p>
      <text:p text:style-name="P132">[“I”, “PP1A”, “love”, “NN”, “apples”, “NNS”]</text:p>
      <text:p text:style-name="P132"/>
      <text:p text:style-name="P132">объединить в одну строку:</text:p>
      <text:p text:style-name="P132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1422296065" text:style-name="L44">
        <text:list-item>
          <text:p text:style-name="P197"><text:soft-page-break/>использует Array#max_by (см. также Array#max_by)</text:p>
        </text:list-item>
        <text:list-item>
          <text:p text:style-name="P197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1066674128" text:style-name="L45">
        <text:list-item>
          <text:p text:style-name="P198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557109579" text:style-name="L46">
        <text:list-item>
          <text:p text:style-name="P199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1767513420" text:style-name="L47">
        <text:list-item>
          <text:p text:style-name="P200">все сжато в одну операцию. так писать нельзя</text:p>
        </text:list-item>
        <text:list-item>
          <text:p text:style-name="P200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1560952997" text:style-name="L48">
        <text:list-item>
          <text:p text:style-name="P201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447203481" text:style-name="L49">
        <text:list-item>
          <text:p text:style-name="P202">использует метод title?</text:p>
        </text:list-item>
        <text:list-item>
          <text:p text:style-name="P202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569823070" text:style-name="L50">
        <text:list-item>
          <text:p text:style-name="P203">метод изменяет сам объект</text:p>
        </text:list-item>
        <text:list-item>
          <text:p text:style-name="P203">метод выполняет какое-то действие, результат которого не важен</text:p>
          <text:p text:style-name="P203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30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3">Циклы</text:p>
            <text:p text:style-name="P143">Модули</text:p>
          </table:table-cell>
          <table:table-cell table:style-name="Таблица4.A1" office:value-type="string">
            <text:p text:style-name="P145">Занятие 14</text:p>
            <text:p text:style-name="P145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39">Current number is 3</text:p>
            <text:p text:style-name="P139">Current number is 4 </text:p>
            <text:p text:style-name="P139">Current number is 5 </text:p>
            <text:p text:style-name="P139">Current number is 6 </text:p>
            <text:p text:style-name="P139">Current number is 7 </text:p>
          </table:table-cell>
        </table:table-row>
        <table:table-row>
          <table:table-cell table:style-name="Table38.A2" office:value-type="string">
            <text:p text:style-name="P139"/>
          </table:table-cell>
          <table:table-cell table:style-name="Table38.B2" office:value-type="string">
            <text:p text:style-name="P139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4"/>
      <text:p text:style-name="P114">Что делает метод step? </text:p>
      <text:p text:style-name="P114"><text:soft-page-break/></text:p>
      <text:p text:style-name="P114">1.step(20, 3) do |n|</text:p>
      <text:p text:style-name="P114"><text:s text:c="2"/>print n.to_s + ' '</text:p>
      <text:p text:style-name="P114">end</text:p>
      <text:p text:style-name="P114">#=&gt; 1 4 7 10 13 16 19</text:p>
      <text:p text:style-name="P114">см. loops/test_step_1.rb</text:p>
      <text:p text:style-name="P114"/>
      <text:p text:style-name="P114">!!! Задание: измените loops/test_step_1.rb так, чтобы было выведена вот такая последовательность (то есть, в обратном порядке)</text:p>
      <text:p text:style-name="P114"/>
      <text:p text:style-name="P114"><text:tab/>20 17 14 11 8 5 2</text:p>
      <text:p text:style-name="P114"/>
      <text:p text:style-name="P114">ответ в loops/test_step_2.rb:</text:p>
      <text:p text:style-name="P114">20.step(1, -3) do |n|</text:p>
      <text:p text:style-name="P114"><text:s text:c="2"/>print n.to_s + ' '</text:p>
      <text:p text:style-name="P114">end</text:p>
      <text:p text:style-name="P114"/>
      <text:p text:style-name="P114">Метод step определен для классов Range#step, <text:span text:style-name="T22">Numeric#step</text:span>, Date#step</text:p>
      <text:p text:style-name="P115"/>
      <text:p text:style-name="P114">!!! Вопрос: Почему метод upto определен для Integer а step для родительского класса Numeric?</text:p>
      <text:p text:style-name="P114"/>
      <text:p text:style-name="P114"><text:tab/>3.14.upto(9.8) { |n| block }</text:p>
      <text:p text:style-name="P114">&gt;&gt;&gt; бред, неясно какое должно быть следующее число за 3.14: 3.141 или 3.15 ?</text:p>
      <text:p text:style-name="P111"/>
      <text:p text:style-name="P60">Задания</text:p>
      <text:p text:style-name="P69"/>
      <text:p text:style-name="P116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6"/>
      <text:p text:style-name="P116">начальный скрипт: insert_sort/insert_sort_to_new_stub.rb</text:p>
      <text:p text:style-name="P116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80"/>
      <text:p text:style-name="P96">Модули</text:p>
      <text:p text:style-name="P96"/>
      <text:p text:style-name="P99">модуль - набор методов, сгруппированных по назначению и вынесенных в отдельный файл</text:p>
      <text:p text:style-name="P99"/>
      <text:p text:style-name="P99">reusability!</text:p>
      <text:p text:style-name="P99">абстрагирование</text:p>
      <text:p text:style-name="P99"><text:soft-page-break/></text:p>
      <text:p text:style-name="P99">Модуль Math</text:p>
      <text:p text:style-name="P99"/>
      <text:p text:style-name="P99">sin</text:p>
      <text:p text:style-name="P99">cos</text:p>
      <text:p text:style-name="P99">tan</text:p>
      <text:p text:style-name="P99"/>
      <text:p text:style-name="P99">Модуль Church</text:p>
      <text:p text:style-name="P99">sin</text:p>
      <text:p text:style-name="P99">pray</text:p>
      <text:p text:style-name="P99">cross</text:p>
      <text:p text:style-name="P99"/>
      <text:p text:style-name="P99">module Syn</text:p>
      <text:p text:style-name="P99"><text:s text:c="3"/>def self.untag(tagged)</text:p>
      <text:p text:style-name="P99"><text:s text:c="3"/>gsub(/_[^_\s]+/, “”)</text:p>
      <text:p text:style-name="P99"><text:s text:c="2"/>end</text:p>
      <text:p text:style-name="P99"><text:s text:c="2"/>def self.unword(tagged)</text:p>
      <text:p text:style-name="P99"><text:s text:c="4"/>..</text:p>
      <text:p text:style-name="P99"><text:s text:c="2"/>end</text:p>
      <text:p text:style-name="P99">end</text:p>
      <text:p text:style-name="P99"/>
      <text:p text:style-name="P99"/>
      <text:p text:style-name="P99">Syn.untag(“runs_VBZ”) #=&gt; runs</text:p>
      <text:p text:style-name="P99">см modules/test_syn_module.rb</text:p>
      <text:p text:style-name="P99"/>
      <text:p text:style-name="P99">О том, как сделать, чтобы работало..., позже </text:p>
      <text:p text:style-name="P99">“runs_VBZ”.untag</text:p>
      <text:p text:style-name="P99"/>
      <text:p text:style-name="P99">можно писать так, но это менее гибко (если изменить имя модуля, то придется менять его по многих местах)</text:p>
      <text:p text:style-name="P99"/>
      <text:p text:style-name="P99">module Syn</text:p>
      <text:p text:style-name="P99"><text:s text:c="2"/>def Syn.untag</text:p>
      <text:p text:style-name="P99"><text:s text:c="2"/>end</text:p>
      <text:p text:style-name="P99"><text:s text:c="2"/>def Syn.unword</text:p>
      <text:p text:style-name="P99"><text:s text:c="2"/>end</text:p>
      <text:p text:style-name="P99">end</text:p>
      <text:p text:style-name="P99"/>
      <text:p text:style-name="P96">Использование</text:p>
      <text:p text:style-name="P96"/>
      <text:p text:style-name="P99">модуль необходимо загрузить. вверху файла</text:p>
      <text:p text:style-name="P99"/>
      <text:p text:style-name="P99"><text:tab/>require 'filename'</text:p>
      <text:p text:style-name="P99"/>
      <text:p text:style-name="P99">например:</text:p>
      <text:p text:style-name="P99"/>
      <text:p text:style-name="P99"><text:tab/>require 'syn.rb'</text:p>
      <text:p text:style-name="P99"/>
      <text:p text:style-name="P99">или даже без расширения</text:p>
      <text:p text:style-name="P99"/>
      <text:p text:style-name="P99"><text:tab/>require 'syn' <text:s text:c="3"/># .rb, .so, .o, .dll</text:p>
      <text:p text:style-name="P99"/>
      <text:p text:style-name="P99"><text:soft-page-break/>см modules/test_syn_module.rb</text:p>
      <text:p text:style-name="P99"/>
      <text:p text:style-name="P99">путь может быть относительным, но это дурной тон</text:p>
      <text:p text:style-name="P99"/>
      <text:p text:style-name="P99">&gt;&gt;&gt; попробуйте заменить на</text:p>
      <text:p text:style-name="P99"/>
      <text:p text:style-name="P99"><text:tab/>require 'syn'</text:p>
      <text:p text:style-name="P99"/>
      <text:p text:style-name="P99">&gt;&gt;&gt; не будет работать, так как руби не может найти файл</text:p>
      <text:p text:style-name="P99"/>
      <text:p text:style-name="P96">Настоящее повторное использование</text:p>
      <text:p text:style-name="P96"/>
      <text:p text:style-name="P99">Цель: сделать так, чтобы ruby мог найти файл с модулем</text:p>
      <text:p text:style-name="P99"/>
      <text:p text:style-name="P99"><text:tab/>require 'syn'</text:p>
      <text:p text:style-name="P99"/>
      <text:p text:style-name="P99">В каких директориях require ищет файлы?</text:p>
      <text:p text:style-name="P99"/>
      <text:p text:style-name="P99"><text:tab/>ruby -e 'puts $:' <text:s text:c="4"/>синоним $LOAD_PATH (это массив!)</text:p>
      <text:p text:style-name="P99"/>
      <text:p text:style-name="P99">ср. echo $PATH</text:p>
      <text:p text:style-name="P99"/>
      <text:p text:style-name="P99">Переменная RUBYLIB. (добавить в .bashrc) </text:p>
      <text:p text:style-name="P99"/>
      <text:p text:style-name="P99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9"/>
      <text:p text:style-name="P99">export RUBYLIB=~/lib:~/rufsl/lib:$RUBYLIB</text:p>
      <text:p text:style-name="P99">Внимание! без пробелов вокруг знака = (this is shell, baby!)</text:p>
      <text:p text:style-name="P99"/>
      <text:p text:style-name="P99">Необходимо перезапустить сигвин или выполнить команду</text:p>
      <text:p text:style-name="P99"><text:tab/>source ~/.bashrc</text:p>
      <text:p text:style-name="P99"/>
      <text:p text:style-name="P99">Альтернатива: В самом скрипте можно непосредственно перед require добавить путь в массив $LOAD_PATH</text:p>
      <text:p text:style-name="P99"/>
      <text:p text:style-name="P99"><text:tab/>$LOAD_PATH.unshift “path/to/dir”</text:p>
      <text:p text:style-name="P99"/>
      <text:p text:style-name="P99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9"/>
      <text:p text:style-name="P99"><text:tab/>mkdir ~/lib</text:p>
      <text:p text:style-name="P99"/>
      <text:p text:style-name="P99"><text:tab/>добавить в .bashrc</text:p>
      <text:p text:style-name="P99"><text:tab/>export RUBYLIB=~/lib:$RUBYLIB</text:p>
      <text:p text:style-name="P99"/>
      <text:p text:style-name="P99"><text:tab/>перезапустить сигвин или выполнить команду</text:p>
      <text:p text:style-name="P99"><text:tab/>source ~/.bashrc</text:p>
      <text:p text:style-name="P99"/>
      <text:p text:style-name="P99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9"/>
      <text:p text:style-name="P99">один из способов решения:</text:p>
      <text:p text:style-name="P99"/>
      <text:p text:style-name="P99"><text:s text:c="2"/>def self.words ts</text:p>
      <text:p text:style-name="P99"><text:s text:c="5"/>untag(ts).split</text:p>
      <text:p text:style-name="P99"><text:s text:c="2"/>end</text:p>
      <text:p text:style-name="P99"/>
      <text:p text:style-name="P99">&gt;&gt;&gt; методы внутри модуля могу вызывать друг друга без явного указания имени модуля в качестве ресивера</text:p>
      <text:p text:style-name="P99"/>
      <text:p text:style-name="P96">Домашние задания</text:p>
      <text:p text:style-name="P96"/>
      <text:p text:style-name="P99">!!!Задание: реализуйте следующие методы модуля Syn</text:p>
      <text:p text:style-name="P99"/>
      <text:p text:style-name="P99"><text:tab/>tags → принимает на вход теггированное предложение, возвращает все теги в виде массива</text:p>
      <text:p text:style-name="P99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9"/>
      <text:p text:style-name="P99">das_ATDNN H_wdcEL -_wdcLK Bomben_wdcEL versuch_NCNSN</text:p>
      <text:p text:style-name="P99">→</text:p>
      <text:p text:style-name="P99">das_ATDNN H-Bombenversuch_NCNSN</text:p>
      <text:p text:style-name="P99"/>
      <text:p text:style-name="P99"><text:tab/>какие-нибудь другие методы, по желанию</text:p>
      <text:p text:style-name="P99"/>
      <text:p text:style-name="P117">По желанию, разработайте тесткейсы для этого модуля (см. дальше). Используйте шаблон из modules/unit_test_stub.rb</text:p>
      <text:p text:style-name="P119"/>
      <text:p text:style-name="P96">Именование модулей и файлов</text:p>
      <text:p text:style-name="P96"/>
      <text:p text:style-name="P99">традиции и договоренности</text:p>
      <text:p text:style-name="P99"/>
      <text:p text:style-name="P99">CamelCase в имени модуля, snake_case в имени файла</text:p>
      <text:p text:style-name="P99"/>
      <text:p text:style-name="P99">Syn → syn.rb</text:p>
      <text:p text:style-name="P99">MySuperModule → my_super_module.rb</text:p>
      <text:p text:style-name="P99"/>
      <text:p text:style-name="P96">Лирическое отступление (о примесях)</text:p>
      <text:p text:style-name="P96"/>
      <text:p text:style-name="P99">методы в модуле определяются с указанием явного ресивера (self.)</text:p>
      <text:p text:style-name="P99"/>
      <text:p text:style-name="P99">module Syn</text:p>
      <text:p text:style-name="P99"><text:tab/>def self.untag</text:p>
      <text:p text:style-name="P99"><text:tab/>end</text:p>
      <text:p text:style-name="P99"/>
      <text:p text:style-name="P99"><text:tab/>def self.unword</text:p>
      <text:p text:style-name="P99"><text:tab/>end</text:p>
      <text:p text:style-name="P99">end</text:p>
      <text:p text:style-name="P99">использование: Syn.untag(“runs_VBZ”)</text:p>
      <text:p text:style-name="P99"/>
      <text:p text:style-name="P99"><text:soft-page-break/>Такой синтаксис позволяет создавать подмешиваемые модули</text:p>
      <text:p text:style-name="P99"/>
      <text:p text:style-name="P99">module Syn</text:p>
      <text:p text:style-name="P99"><text:tab/>def untag</text:p>
      <text:p text:style-name="P99"><text:tab/>end</text:p>
      <text:p text:style-name="P99">end</text:p>
      <text:p text:style-name="P99"/>
      <text:p text:style-name="P99">Syn.untag(“runs_VBZ”)</text:p>
      <text:p text:style-name="P99"># =&gt; ошибка undefined method `untag' for Syn:Module (NoMethodError)</text:p>
      <text:p text:style-name="P99"/>
      <text:p text:style-name="P99">Зато можно добавить (подмешать) этот модуль в любой класс, и методы из модуля появятся как методы объекта</text:p>
      <text:p text:style-name="P99"/>
      <text:p text:style-name="P99">require 'syn'</text:p>
      <text:p text:style-name="P99"/>
      <text:p text:style-name="P99">class String</text:p>
      <text:p text:style-name="P99"><text:s text:c="2"/>include Syn</text:p>
      <text:p text:style-name="P99">end</text:p>
      <text:p text:style-name="P99"/>
      <text:p text:style-name="P99">“hello_NN”.untag</text:p>
      <text:p text:style-name="P99">#=&gt; “hello”</text:p>
      <text:p text:style-name="P99">see modules/syn_as_mixin.rb</text:p>
      <text:p text:style-name="P99"/>
      <text:p text:style-name="P99">&gt;&gt;&gt; минусы примесей: загрязняют стандарные классы</text:p>
      <text:p text:style-name="P99"/>
      <text:p text:style-name="P99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9"/>
      <text:p text:style-name="P97">Вложенные модули</text:p>
      <text:p text:style-name="P98"/>
      <text:p text:style-name="P99">module ESE</text:p>
      <text:p text:style-name="P99"><text:tab/>module Tagger</text:p>
      <text:p text:style-name="P99"><text:tab/><text:tab/>def self.method1</text:p>
      <text:p text:style-name="P99"><text:tab/><text:tab/>end</text:p>
      <text:p text:style-name="P99"><text:tab/>end</text:p>
      <text:p text:style-name="P99"/>
      <text:p text:style-name="P99"><text:tab/>module Extractor</text:p>
      <text:p text:style-name="P99"><text:tab/><text:tab/>def self.method1</text:p>
      <text:p text:style-name="P99"><text:tab/><text:tab/>end</text:p>
      <text:p text:style-name="P99"><text:tab/>end</text:p>
      <text:p text:style-name="P99">end</text:p>
      <text:p text:style-name="P99"/>
      <text:p text:style-name="P99">с другой раскладкой по файлам</text:p>
      <text:p text:style-name="P99">file: ese/tagger.rb</text:p>
      <text:p text:style-name="P99">module ESE</text:p>
      <text:p text:style-name="P99"><text:tab/>module Tagger</text:p>
      <text:p text:style-name="P99"><text:tab/><text:tab/>def self.method1</text:p>
      <text:p text:style-name="P99"><text:tab/><text:tab/>end</text:p>
      <text:p text:style-name="P99"><text:tab/>end</text:p>
      <text:p text:style-name="P99">end</text:p>
      <text:p text:style-name="P99"/>
      <text:p text:style-name="P99"><text:soft-page-break/>file: ese/extractor.rb</text:p>
      <text:p text:style-name="P99">module ESE</text:p>
      <text:p text:style-name="P99"><text:tab/>module Extractor</text:p>
      <text:p text:style-name="P99"><text:tab/><text:tab/>def self.method1</text:p>
      <text:p text:style-name="P99"><text:tab/><text:tab/>end</text:p>
      <text:p text:style-name="P99"><text:tab/>end</text:p>
      <text:p text:style-name="P99">end</text:p>
      <text:p text:style-name="P99"/>
      <text:p text:style-name="P99">вызов:</text:p>
      <text:p text:style-name="P99"><text:tab/>ESE::Tagger::method1 -- fully qualified name</text:p>
      <text:p text:style-name="P99"><text:tab/>ESE.Tagger.method1 <text:s/>-- более универсальный способ, похожy на вызов обычных методов объектов</text:p>
      <text:p text:style-name="P99"/>
      <text:p text:style-name="P99">см. modules/test_quality.rb</text:p>
      <text:p text:style-name="P99"/>
      <text:p text:style-name="P99">&gt;&gt;&gt; Объяснить, что это такое</text:p>
      <text:p text:style-name="P99"/>
      <text:p text:style-name="P99">Чтение: http://en.wikibooks.org/wiki/Ruby_Programming/Unit_testing</text:p>
      <text:p text:style-name="P99"/>
      <text:p text:style-name="P96">Домашнее задание</text:p>
      <text:p text:style-name="P96"/>
      <text:p text:style-name="P99">Разработайте модуль Quality согласно тесткейсам, которые есть в modules/test_quality.rb</text:p>
      <text:p text:style-name="P99"/>
      <text:p text:style-name="P99">ответ: modules/quality.rb</text:p>
      <text:p text:style-name="P99"/>
      <text:p text:style-name="P99">По желанию добавьте туда что-нибудь свое, например, вычисление F-Score. Добавьте <text:s/>тесткейсы в файл с тестами test_quality.rb</text:p>
      <text:p text:style-name="P101"/>
      <text:p text:style-name="P99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3">Хэши</text:p>
          </table:table-cell>
          <table:table-cell table:style-name="Таблица5.A1" office:value-type="string">
            <text:p text:style-name="P145">Занятие 15</text:p>
            <text:p text:style-name="P145">(90 минут)</text:p>
          </table:table-cell>
        </table:table-row>
      </table:table>
      <text:p text:style-name="P99"/>
      <text:p text:style-name="P66">Раздаточный материал</text:p>
      <text:p text:style-name="P66"/>
      <text:list xml:id="list1652411754" text:continue-list="list1665024120" text:style-name="L39">
        <text:list-item>
          <text:p text:style-name="P192">lesson.15.tar.bz2</text:p>
        </text:list-item>
      </text:list>
      <text:p text:style-name="P4"/>
      <text:p text:style-name="P14">Вопросы</text:p>
      <text:p text:style-name="P100"/>
      <text:list xml:id="list1540221000" text:style-name="L51">
        <text:list-item>
          <text:p text:style-name="P239">какой/ие из методой более универсальны: upto/downto/step?</text:p>
        </text:list-item>
        <text:list-item>
          <text:p text:style-name="P239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39">как сделать методы еще более пригодными для повторного использования?</text:p>
        </text:list-item>
        <text:list-item>
          <text:p text:style-name="P239">как объявить модуль и методы в нем?</text:p>
        </text:list-item>
        <text:list-item>
          <text:p text:style-name="P238"><text:span text:style-name="T28">как использовать модуль? </text:span><text:span text:style-name="T28">– как загрузить модуль</text:span></text:p>
        </text:list-item>
        <text:list-item>
          <text:p text:style-name="P239">когда мы используем require, то что мы указываем, это имя файла или имя модуля?</text:p>
        </text:list-item>
        <text:list-item>
          <text:p text:style-name="P239">одно ли это и то же, использовать в команде require имя файла с расширением и без расширения?</text:p>
        </text:list-item>
        <text:list-item>
          <text:p text:style-name="P239">можно ли указывать в require путь к файлу? Нужно ли?</text:p>
        </text:list-item>
        <text:list-item>
          <text:p text:style-name="P239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0"/>
      <text:p text:style-name="P100">(старые слайды со 112) lesson.20 по старому</text:p>
      <text:p text:style-name="P100"/>
      <text:p text:style-name="P86">Хэши</text:p>
      <text:p text:style-name="P86"/>
      <text:p text:style-name="P47">Хэш (ассоциативный массив) <text:span text:style-name="T22">неупорядоченная </text:span><text:span text:style-name="T22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2"/>
      <text:p text:style-name="P82">Сколько ключей в этом хэше</text:p>
      <text:p text:style-name="P82"/>
      <text:p text:style-name="P82">hash = {1 =&gt; 'one', "1" =&gt; 'uno'} </text:p>
      <text:p text:style-name="P82"/>
      <text:p text:style-name="P82">ri Hash#length</text:p>
      <text:p text:style-name="P82"/>
      <text:p text:style-name="P82">Еще один способ инициализации хэша, появился в 1.9</text:p>
      <text:p text:style-name="P82"/>
      <text:p text:style-name="P82">numbers = {one: 'uno', two: 'dos', three:'tres'}</text:p>
      <text:p text:style-name="P82"/>
      <text:p text:style-name="P82">Какому классу принадлежат ключи этого хэша?</text:p>
      <text:p text:style-name="P82"/>
      <text:p text:style-name="P82">см. lesson.15/test_hash_with_colons</text:p>
      <text:p text:style-name="P82"/>
      <text:p text:style-name="P82">будет ли работать это?</text:p>
      <text:p text:style-name="P82"/>
      <text:p text:style-name="P82"><text:tab/>hash = {1: 'uno'}</text:p>
      <text:p text:style-name="P82"/>
      <text:p text:style-name="P82"><text:tab/>hash = {"two": "dos"}</text:p>
      <text:p text:style-name="P82"/>
      <text:p text:style-name="P82">&gt;&gt;&gt; Это сообщение об ошибке говорит, что ожидается =&gt;</text:p>
      <text:p text:style-name="P82">&gt;&gt;&gt;</text:p>
      <text:p text:style-name="P82">&gt;&gt;&gt;<text:tab/>syntax error, unexpected ':', expecting tASSOC </text:p>
      <text:p text:style-name="P82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35">Д</text:span><text:span text:style-name="T35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2"/>
      <text:p text:style-name="P86">Задание</text:p>
      <text:p text:style-name="P86"/>
      <text:p text:style-name="P82">(в lesson.15/tasks)</text:p>
      <text:p text:style-name="P82"/>
      <text:p text:style-name="P82">Разработайте скрипт, котрых находит в списке data/words.txt палиндромы и вольвограммы. Игнорируйте слова длины 1.</text:p>
      <text:p text:style-name="P82"/>
      <text:p text:style-name="P82">ожидаемый выход: find_palindromes.out</text:p>
      <text:p text:style-name="P82"/>
      <text:p text:style-name="P82">ответ find_palindromes.rb</text:p>
      <text:p text:style-name="P82"/>
      <text:p text:style-name="P82">Сделайте вторую реализацию этого скрипта, но с использованием массива вместо хэша. </text:p>
      <text:p text:style-name="P82"/>
      <text:p text:style-name="P82">ответ find_palindromes_over_array.rb</text:p>
      <text:p text:style-name="P82"/>
      <text:p text:style-name="P82">Сравните время выполнения двух скриптов</text:p>
      <text:p text:style-name="P82"/>
      <text:p text:style-name="P123">&gt; time -p find_palindromes.rb</text:p>
      <text:p text:style-name="P123">&gt; time -p find_palindromes_over_array.rb</text:p>
      <text:p text:style-name="P82"/>
      <text:p text:style-name="P86">Задание</text:p>
      <text:p text:style-name="P86"/>
      <text:p text:style-name="P82">(в lesson.15/tasks)</text:p>
      <text:p text:style-name="P82"/>
      <text:p text:style-name="P82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2"/>
      <text:p text:style-name="P82">примеры запуска и файлы с ожидаемым выходом:</text:p>
      <text:p text:style-name="P82"/>
      <text:p text:style-name="P82">&gt; find_anagrams_of Reward <text:s text:c="4"/># см. ожидаемый выход в find_anagrams_of.Reward</text:p>
      <text:p text:style-name="P82">&gt; find_anagrams_of resist <text:s text:c="8"/># см. ожидаемый выход в find_anagrams_of.resist</text:p>
      <text:p text:style-name="P82"/>
      <text:p text:style-name="P82">начальный скрипт:</text:p>
      <text:p text:style-name="P82"><text:tab/>find_anagrams_of_stub</text:p>
      <text:p text:style-name="P82"/>
      <text:p text:style-name="P82">ответ: find_anagrams_of </text:p>
      <text:p text:style-name="P82"/>
      <text:p text:style-name="P86"><text:soft-page-break/>Домашнее задание</text:p>
      <text:p text:style-name="P86"/>
      <text:p text:style-name="P82">(в lesson.15/tasks)</text:p>
      <text:p text:style-name="P82"/>
      <text:p text:style-name="P82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2"/>
      <text:p text:style-name="P82"><text:tab/>whiter <text:s/>wither <text:s/>writhe </text:p>
      <text:p text:style-name="P82"><text:tab/>woodworm <text:s text:c="7"/>wormwood </text:p>
      <text:p text:style-name="P82"/>
      <text:p text:style-name="P82">ожидаемый выход: find_all_anagrams.out</text:p>
      <text:p text:style-name="P82"/>
      <text:p text:style-name="P82">ответ: find_all_anagrams</text:p>
      <text:p text:style-name="P82"/>
      <text:p text:style-name="P82">Дополнительное задание (по желанию):</text:p>
      <text:p text:style-name="P82"/>
      <text:p text:style-name="P82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2"/>
      <text:p text:style-name="P82"><text:tab/>Workman<text:tab/>workman </text:p>
      <text:p text:style-name="P82"/>
      <text:p text:style-name="P82">ожидаемый выход: find_all_anagrams.2.out</text:p>
      <text:p text:style-name="P82">ответ: find_all_anagrams.2</text:p>
      <text:p text:style-name="P8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3">Хэши</text:p>
            <text:p text:style-name="P143">Решение задачи find_words</text:p>
          </table:table-cell>
          <table:table-cell table:style-name="Table16.A1" office:value-type="string">
            <text:p text:style-name="P145">Занятие 16</text:p>
            <text:p text:style-name="P145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633901642" text:style-name="L52">
        <text:list-item>
          <text:p text:style-name="P204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1"/>
      <text:p text:style-name="P8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3">Сортировка хэша Hash#sort, Hash#sort_by</text:p>
            <text:p text:style-name="P143">Решение задачи cmpsort</text:p>
            <text:p text:style-name="P143">Решение задачи find_words</text:p>
          </table:table-cell>
          <table:table-cell table:style-name="Table17.A1" office:value-type="string">
            <text:p text:style-name="P145">Занятие 17</text:p>
            <text:p text:style-name="P145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257890229" text:style-name="L53">
        <text:list-item>
          <text:p text:style-name="P205">lesson.17.tar.bz2</text:p>
        </text:list-item>
      </text:list>
      <text:list xml:id="list1039285232" text:continue-list="list633901642" text:style-name="L52">
        <text:list-header>
          <text:p text:style-name="P246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9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22">нисходящем</text:span> порядке по <text:span text:style-name="T22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23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23">|</text:span><text:span text:style-name="T23">key</text:span><text:span text:style-name="T23">, </text:span><text:span text:style-name="T23">val</text:span><text:span text:style-name="T23">|</text:span></text:p>
      <text:p text:style-name="P47"><text:tab/><text:span text:style-name="T23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23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3">Решение задачи find_words</text:p>
          </table:table-cell>
          <table:table-cell table:style-name="Table18.A1" office:value-type="string">
            <text:p text:style-name="P145">Занятие 18</text:p>
            <text:p text:style-name="P145">(90 минут)</text:p>
          </table:table-cell>
        </table:table-row>
      </table:table>
      <text:p text:style-name="P143"/>
      <text:p text:style-name="P160">find_words - способы загрузки внешнего файла</text:p>
      <text:p text:style-name="P143"/>
      <text:p text:style-name="P143">load_queries_1</text:p>
      <text:p text:style-name="P143"><text:tab/>загружает все строки в массив, включая пустые. и с \n в конце</text:p>
      <text:p text:style-name="P143"/>
      <text:p text:style-name="P143">load_queries_2</text:p>
      <text:p text:style-name="P143"><text:tab/>загружает в массив, непустые строки, без \n</text:p>
      <text:p text:style-name="P143"/>
      <text:p text:style-name="P143">load_queries_3</text:p>
      <text:p text:style-name="P143"><text:tab/>преобразование массива в хэш</text:p>
      <text:p text:style-name="P143"/>
      <text:p text:style-name="P143">load_queries_4</text:p>
      <text:p text:style-name="P143"><text:tab/>еще вариант преобразования массива в хэш</text:p>
      <text:p text:style-name="P143"/>
      <text:p text:style-name="P143">load_queries_5</text:p>
      <text:p text:style-name="P143"><text:tab/>(рефакторинг) самый компактный вариант</text:p>
      <text:p text:style-name="P161"/>
      <text:p text:style-name="P157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7"><text:tab/>ответ: load_queries_6</text:p>
      <text:p text:style-name="P157">&gt;&gt;&gt; load_queries_6 содержит пример тернарной операции</text:p>
      <text:p text:style-name="P157"/>
      <text:p text:style-name="P159">find_words -- поиск</text:p>
      <text:p text:style-name="P159"/>
      <text:p text:style-name="P157">для нижеследующих заданий лучше использовать большой список queries (data/words.txt)</text:p>
      <text:p text:style-name="P157"/>
      <text:p text:style-name="P157">finding_queries_1 queries.txt</text:p>
      <text:p text:style-name="P182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2">time -p user=0.24</text:p>
      <text:p text:style-name="P157"/>
      <text:p text:style-name="P157">finding_queries_2</text:p>
      <text:p text:style-name="P183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3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3">time -p user=2215.42 (36min) (на words.txt)</text:p>
      <text:p text:style-name="P183"/>
      <text:p text:style-name="P104">finding_queries_3</text:p>
      <text:p text:style-name="P184">решение основано на finding_queries_2, но итерирование происходит по массиву слов предложения.</text:p>
      <text:p text:style-name="P184">time -p user=1232.39 (20min) (на words.txt)</text:p>
      <text:p text:style-name="P157"/>
      <text:p text:style-name="P157">finding_queries_4</text:p>
      <text:p text:style-name="P180"><text:span text:style-name="T33">хорошее решение, использующее хэш вместо массива. итерирование по </text:span><text:soft-page-break/><text:span text:style-name="T33">словам предложения.</text:span></text:p>
      <text:p text:style-name="P181">time -p user=0.97 (1.5sec) (на words.txt)</text:p>
      <text:p text:style-name="P181"/>
      <text:p text:style-name="P105">find_words -- построение фраз</text:p>
      <text:p text:style-name="P105"/>
      <text:p text:style-name="P104">на примере построения всех подстрок некоторой строки</text:p>
      <text:p text:style-name="P104"/>
      <text:p text:style-name="P104">all_substrings_1</text:p>
      <text:p text:style-name="P181">построение подстрок от заданной позиции, используя string[start, end]</text:p>
      <text:p text:style-name="P181"/>
      <text:p text:style-name="P104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1">ответ: all_substrings_2</text:p>
      <text:p text:style-name="P157"/>
      <text:p text:style-name="P157">all_substrings_3</text:p>
      <text:p text:style-name="P185">генерация всех подстрок длин 3 из заданного слова, начиная от начала слова.</text:p>
      <text:p text:style-name="P18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3">Introduction to CRF</text:p>
            <text:p text:style-name="P143">assign_properties</text:p>
          </table:table-cell>
          <table:table-cell table:style-name="Таблица6.A1" office:value-type="string">
            <text:p text:style-name="P145">Занятие 19</text:p>
            <text:p text:style-name="P145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2070287535" text:style-name="L54">
        <text:list-item>
          <text:p text:style-name="P240"><text:span text:style-name="T5">lesson.1</text:span><text:span text:style-name="T5">9</text:span><text:span text:style-name="T5">.tar.bz2</text:span></text:p>
        </text:list-item>
        <text:list-item>
          <text:p text:style-name="P206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3">Radix sort (поразрядная/цифровая сортировка)</text:p>
            <text:p text:style-name="P143"/>
          </table:table-cell>
          <table:table-cell table:style-name="Таблица7.A1" office:value-type="string">
            <text:p text:style-name="P145">Занятие 20</text:p>
            <text:p text:style-name="P145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1852506415" text:continue-numbering="true" text:style-name="L54">
        <text:list-item>
          <text:p text:style-name="P240"><text:span text:style-name="T5">lesson.</text:span><text:span text:style-name="T5">20</text:span><text:span text:style-name="T5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39">1234<text:span text:style-name="T1">5</text:span></text:p>
          </table:table-cell>
          <table:table-cell table:style-name="Таблица8.B1" office:value-type="string">
            <text:p text:style-name="P120">n % 10 / 1</text:p>
          </table:table-cell>
          <table:table-cell table:style-name="Таблица8.B1" office:value-type="string">
            <text:p text:style-name="P120">n % 10^1 / 10^0</text:p>
          </table:table-cell>
          <table:table-cell table:style-name="Таблица8.D1" office:value-type="string">
            <text:p text:style-name="P139"/>
          </table:table-cell>
        </table:table-row>
        <table:table-row>
          <table:table-cell table:style-name="Таблица8.A2" office:value-type="float" office:value="12345">
            <text:p text:style-name="P139">123<text:span text:style-name="T1">4</text:span>5</text:p>
          </table:table-cell>
          <table:table-cell table:style-name="Таблица8.B2" office:value-type="string">
            <text:p text:style-name="P47">n % 100 / 10</text:p>
          </table:table-cell>
          <table:table-cell table:style-name="Таблица8.B2" office:value-type="string">
            <text:p text:style-name="P47">n % 10^2 / 10^1</text:p>
          </table:table-cell>
          <table:table-cell table:style-name="Таблица8.D2" office:value-type="string">
            <text:p text:style-name="P139"/>
          </table:table-cell>
        </table:table-row>
        <table:table-row>
          <table:table-cell table:style-name="Таблица8.A2" office:value-type="float" office:value="12345">
            <text:p text:style-name="P139">12<text:span text:style-name="T1">3</text:span>45</text:p>
          </table:table-cell>
          <table:table-cell table:style-name="Таблица8.B2" office:value-type="string">
            <text:p text:style-name="P139">n <text:span text:style-name="T36">% 100</text:span><text:span text:style-name="T36">0</text:span><text:span text:style-name="T36"> / 10</text:span><text:span text:style-name="T36">0</text:span></text:p>
          </table:table-cell>
          <table:table-cell table:style-name="Таблица8.B2" office:value-type="string">
            <text:p text:style-name="P120">n % 10^3 / 10^2</text:p>
          </table:table-cell>
          <table:table-cell table:style-name="Таблица8.D2" office:value-type="string">
            <text:p text:style-name="P139"/>
          </table:table-cell>
        </table:table-row>
        <table:table-row>
          <table:table-cell table:style-name="Таблица8.A2" office:value-type="float" office:value="12345">
            <text:p text:style-name="P139">1<text:span text:style-name="T1">2</text:span>345</text:p>
          </table:table-cell>
          <table:table-cell table:style-name="Таблица8.B2" office:value-type="string">
            <text:p text:style-name="P120">n % 10000 / 1000</text:p>
          </table:table-cell>
          <table:table-cell table:style-name="Таблица8.B2" office:value-type="string">
            <text:p text:style-name="P120">n % 10^4 / 10^3</text:p>
          </table:table-cell>
          <table:table-cell table:style-name="Таблица8.D2" office:value-type="string">
            <text:p text:style-name="P139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3">Поразрядная сортировка для строк (radix sort for strings)</text:p>
            <text:p text:style-name="P143">String#ord, Integer#char</text:p>
          </table:table-cell>
          <table:table-cell table:style-name="Таблица9.A1" office:value-type="string">
            <text:p text:style-name="P145">Занятие 21</text:p>
            <text:p text:style-name="P145">(90 минут)</text:p>
          </table:table-cell>
        </table:table-row>
      </table:table>
      <text:p text:style-name="P121"/>
      <text:p text:style-name="P62">Раздаточный материал</text:p>
      <text:p text:style-name="P47"/>
      <text:list xml:id="list145485318" text:style-name="L55">
        <text:list-item>
          <text:p text:style-name="P207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873708163" text:style-name="L56">
        <text:list-item>
          <text:p text:style-name="P208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5">Ответ:</text:span><text:span text:style-name="T5"> </text:span><text:span text:style-name="T5">з</text:span><text:span text:style-name="T5">десь поможет String#ord. Но он не работает для строки </text:span><text:span text:style-name="T5">нулевой длины</text:span><text:span text:style-name="T5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5">сортировка LC_ALL=C сортирует именно по таблице, </text:span><text:span text:style-name="T5">используя коды: меньшее <text:s/>численное значение - сортируется раньше.</text:span></text:p>
      <text:p text:style-name="P45"><text:span text:style-name="T5">С</text:span><text:span text:style-name="T5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5">&gt;&gt;&gt; Вопрос: Почему при C локали, прописная </text:span><text:span text:style-name="T5">Ö </text:span><text:span text:style-name="T5">все же после строчных a b</text:span></text:p>
      <text:p text:style-name="P45"><text:span text:style-name="T5">&gt;&gt;&gt; Ответ: <text:s/></text:span><text:span text:style-name="T5">Ö </text:span><text:span text:style-name="T5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7">Шаг 2. </text:span><text:span text:style-name="T7">Работает ли сортировка для тесткейса #2?</text:span><text:span text:style-name="T7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5">Причина: </text:span><text:span text:style-name="T5">проход как по числам -- справа налево с выравниванием по правому краю – </text:span><text:soft-page-break/><text:span text:style-name="T5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39">left alignment</text:p>
          </table:table-cell>
          <table:table-cell table:style-name="Таблица10.B1" office:value-type="string">
            <text:p text:style-name="P142">right alignment</text:p>
          </table:table-cell>
        </table:table-row>
        <table:table-row>
          <table:table-cell table:style-name="Таблица10.A2" office:value-type="string">
            <text:p text:style-name="P139">1-2-3-4-5-6...</text:p>
          </table:table-cell>
          <table:table-cell table:style-name="Таблица10.B2" office:value-type="string">
            <text:p text:style-name="P142">1-2-3-4-5-6...</text:p>
          </table:table-cell>
        </table:table-row>
        <table:table-row>
          <table:table-cell table:style-name="Таблица10.A2" office:value-type="string">
            <text:p text:style-name="P139">a p p l e _</text:p>
          </table:table-cell>
          <table:table-cell table:style-name="Таблица10.B2" office:value-type="string">
            <text:p text:style-name="P142">_____apple</text:p>
          </table:table-cell>
        </table:table-row>
        <table:table-row>
          <table:table-cell table:style-name="Таблица10.A2" office:value-type="string">
            <text:p text:style-name="P139">a p p l e s</text:p>
          </table:table-cell>
          <table:table-cell table:style-name="Таблица10.B2" office:value-type="string">
            <text:p text:style-name="P142">____apples</text:p>
          </table:table-cell>
        </table:table-row>
        <table:table-row>
          <table:table-cell table:style-name="Таблица10.A2" office:value-type="string">
            <text:p text:style-name="P139">l a m p _</text:p>
          </table:table-cell>
          <table:table-cell table:style-name="Таблица10.B2" office:value-type="string">
            <text:p text:style-name="P142">_____lamp</text:p>
          </table:table-cell>
        </table:table-row>
        <table:table-row>
          <table:table-cell table:style-name="Таблица10.A2" office:value-type="string">
            <text:p text:style-name="P139">r a m i f i c a t i o n</text:p>
          </table:table-cell>
          <table:table-cell table:style-name="Таблица10.B2" office:value-type="string">
            <text:p text:style-name="P142">ramification</text:p>
          </table:table-cell>
        </table:table-row>
        <table:table-row>
          <table:table-cell table:style-name="Таблица10.A2" office:value-type="string">
            <text:p text:style-name="P139">ramp</text:p>
          </table:table-cell>
          <table:table-cell table:style-name="Таблица10.B2" office:value-type="string">
            <text:p text:style-name="P142">_____ramp</text:p>
          </table:table-cell>
        </table:table-row>
        <table:table-row>
          <table:table-cell table:style-name="Таблица10.A2" office:value-type="string">
            <text:p text:style-name="P139">...-4-3-2-1</text:p>
          </table:table-cell>
          <table:table-cell table:style-name="Таблица10.B2" office:value-type="string">
            <text:p text:style-name="P142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5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4">Работа с UTF-8<text:line-break/>CRF и text_spacer для русского текста</text:p>
          </table:table-cell>
          <table:table-cell table:style-name="Table19.A1" office:value-type="string">
            <text:p text:style-name="P145">Занятие 22</text:p>
            <text:p text:style-name="P145">(90 минут)</text:p>
          </table:table-cell>
        </table:table-row>
      </table:table>
      <text:p text:style-name="P121"/>
      <text:p text:style-name="P62">Раздаточный материал</text:p>
      <text:p text:style-name="P62"/>
      <text:list xml:id="list1868571025" text:continue-list="list1852506415" text:style-name="L54">
        <text:list-item>
          <text:p text:style-name="P247">lesson.22.tar.bz2</text:p>
        </text:list-item>
      </text:list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62">Преобразование регистра написания</text:p>
      <text:p text:style-name="P62"/>
      <text:p text:style-name="P47">&gt; test_russian_utf8_2 test_russian_utf8.txt</text:p>
      <text:p text:style-name="P47"/>
      <text:p text:style-name="P47">Разработчиками было принято решение не поддерживать регистровые преобразования в ядре языка.</text:p>
      <text:p text:style-name="P62"/>
      <text:p text:style-name="P47">1) потому что оно локаль-зависимое (пример с турецким I). Выполение программы не должно зависеть от локали.</text:p>
      <text:p text:style-name="P47"/>
      <text:p text:style-name="P47">2) некоторые преобразования не биективны (не взаимно-однозначны)</text:p>
      <text:p text:style-name="P47"><text:tab/>e.g. German <text:span text:style-name="T37">ß</text:span> --&gt; SS но не всякое SS -&gt; <text:span text:style-name="T37">ß</text:span></text:p>
      <text:p text:style-name="P47"/>
      <text:p text:style-name="P47">&gt;&gt;&gt; переписка Мацумото: http://blade.nagaokaut.ac.jp/cgi-bin/scat.rb/ruby/ruby-core/19384</text:p>
      <text:p text:style-name="P47"/>
      <text:p text:style-name="P47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7"/>
      <text:p text:style-name="P47">Преобразование регистра: Решение</text:p>
      <text:p text:style-name="P47"/>
      <text:p text:style-name="P47">1. Использовать механизм Multibyte из ActiveSupport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<text:span text:style-name="T1">.to_s</text:span></text:p>
      <text:p text:style-name="P47">=&gt; "ЯЩЕРИЦ"</text:p>
      <text:p text:style-name="P47"/>
      <text:p text:style-name="P47">2. или gem (пакет) unicode_utils (http://unicode-utils.rubyforge.org/)</text:p>
      <text:p text:style-name="P47"/>
      <text:p text:style-name="P47">shell&gt; gem install unicode_utils</text:p>
      <text:p text:style-name="P47"/>
      <text:p text:style-name="P47">&gt; require 'unicode_utils'</text:p>
      <text:p text:style-name="P47"><text:soft-page-break/>&gt; UnicodeUtils.upcase('ящериц') </text:p>
      <text:p text:style-name="P47"><text:s/>=&gt; "ЯЩЕРИЦ"</text:p>
      <text:p text:style-name="P47"/>
      <text:p text:style-name="P62">Установка гемов в пользовательскую директорию</text:p>
      <text:p text:style-name="P62"/>
      <text:p text:style-name="P47">1. установить при помощи пакетного менеджера gem</text:p>
      <text:p text:style-name="P47"/>
      <text:p text:style-name="P47">см. http://guides.rubygems.org/faqs/#user-install</text:p>
      <text:p text:style-name="P47"/>
      <text:p text:style-name="P47">&gt; gem1.9.1 install <text:span text:style-name="T1">--user-install</text:span> active_support i18n</text:p>
      <text:p text:style-name="P47"/>
      <text:p text:style-name="P47">2. настроить окружение (.bashrc) и перестартовать терминал</text:p>
      <text:p text:style-name="P47"/>
      <text:p text:style-name="P47">if which ruby &gt;/dev/null &amp;&amp; which gem &gt;/dev/null; then </text:p>
      <text:p text:style-name="P47"><text:s text:c="4"/>PATH="$(ruby -rubygems -e 'puts Gem.user_dir')/bin:$PATH" </text:p>
      <text:p text:style-name="P47">fi</text:p>
      <text:p text:style-name="P47"/>
      <text:p text:style-name="P47">&gt;&gt;&gt; Вопрос: что делает вышеуказанная команда?</text:p>
      <text:p text:style-name="P47"/>
      <text:p text:style-name="P47">3. добавляет в переменную PATH новый путь</text:p>
      <text:p text:style-name="P47"/>
      <text:p text:style-name="P47">&gt;echo $(ruby -rubygems -e 'puts Gem.user_dir') <text:s text:c="10"/></text:p>
      <text:p text:style-name="P47">#=&gt; /home/krot/.gem/ruby/1.9.1 </text:p>
      <text:p text:style-name="P47"/>
      <text:p text:style-name="P52">Задание по CRF вставлено сразу после первого слайда по CRF (стр. 165+)</text:p>
      <text:p text:style-name="P52"/>
      <text:p text:style-name="P47">&gt;&gt;&gt; Для запускания скриптов использовать версию: /shared/syntagma2/krot/prosaos/prosao1_2013_11_19.crf/bin/work.textspacer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изучить входные данные из train и test</text:p>
      <text:p text:style-name="P47"/>
      <text:p text:style-name="P47"><text:tab/>test.txt -- в таком виде будут приходить данные в момент использования модели.</text:p>
      <text:p text:style-name="P47"><text:tab/>Видно, что это не задача токенизации (знаки препинания отрывать не надо)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><text:soft-page-break/></text:p>
      <text:p text:style-name="P47">!!! Задание: заполните необходимые секции в конфигурационном файле</text:p>
      <text:p text:style-name="P47"/>
      <text:p text:style-name="P47">Начальный скрипт: crf_text_spacer_stub.cfg</text:p>
      <text:p text:style-name="P47"/>
      <text:p text:style-name="P47">описание: http://syn-proc5/wiki/crf/</text:p>
      <text:p text:style-name="P47"/>
      <text:p text:style-name="P47">2. подготовить корпусов (test и train)</text:p>
      <text:p text:style-name="P47"/>
      <text:p text:style-name="P47">Требования:</text:p>
      <text:p text:style-name="P47"/>
      <text:p text:style-name="P47">а) реальные данные будут приходить в том виде, как дано в тестировочном корпусе -- пляшем от тестировочного корпуса</text:p>
      <text:p text:style-name="P47"/>
      <text:p text:style-name="P47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7"/>
      <text:p text:style-name="P47">в) формат, понятный утилитам syn{ll,b}_crf</text:p>
      <text:p text:style-name="P47"/>
      <text:p text:style-name="P47"><text:tab/>слово \tab тег</text:p>
      <text:p text:style-name="P47"><text:tab/>слово \tab тег</text:p>
      <text:p text:style-name="P47"><text:tab/>[между параграфами - одна или более пустых строк]</text:p>
      <text:p text:style-name="P47"><text:tab/>слово \tab тег</text:p>
      <text:p text:style-name="P47"><text:tab/>слово \tab тег</text:p>
      <text:p text:style-name="P47"><text:tab/>...</text:p>
      <text:p text:style-name="P47"/>
      <text:p text:style-name="P47">Вопрос: Что будет "словом" в данной задаче?</text:p>
      <text:p text:style-name="P47">Ответ: один символ</text:p>
      <text:p text:style-name="P47"/>
      <text:p text:style-name="P47">Итого, необходимые действия</text:p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39"/>
          </table:table-cell>
          <table:table-cell table:style-name="Table22.A1" office:value-type="string">
            <text:p text:style-name="P139">train.txt</text:p>
          </table:table-cell>
          <table:table-cell table:style-name="Table22.C1" office:value-type="string">
            <text:p text:style-name="P139">test.txt</text:p>
          </table:table-cell>
        </table:table-row>
        <table:table-row>
          <table:table-cell table:style-name="Table22.A2" office:value-type="string">
            <text:p text:style-name="P47">1. вертикализировать</text:p>
          </table:table-cell>
          <table:table-cell table:style-name="Table22.A2" office:value-type="string">
            <text:p text:style-name="P139">да</text:p>
          </table:table-cell>
          <table:table-cell table:style-name="Table22.C2" office:value-type="string">
            <text:p text:style-name="P139">да</text:p>
          </table:table-cell>
        </table:table-row>
        <table:table-row>
          <table:table-cell table:style-name="Table22.A2" office:value-type="string">
            <text:p text:style-name="P52">2. добавить теги</text:p>
          </table:table-cell>
          <table:table-cell table:style-name="Table22.A2" office:value-type="string">
            <text:p text:style-name="P162">да</text:p>
          </table:table-cell>
          <table:table-cell table:style-name="Table22.C2" office:value-type="string">
            <text:p text:style-name="P162">нет (невозможно)</text:p>
          </table:table-cell>
        </table:table-row>
        <table:table-row>
          <table:table-cell table:style-name="Table22.A2" office:value-type="string">
            <text:p text:style-name="P47">3. удалить пробелы</text:p>
          </table:table-cell>
          <table:table-cell table:style-name="Table22.A2" office:value-type="string">
            <text:p text:style-name="P139">да</text:p>
          </table:table-cell>
          <table:table-cell table:style-name="Table22.C2" office:value-type="string">
            <text:p text:style-name="P139">нет (их там нет) -&gt; да</text:p>
          </table:table-cell>
        </table:table-row>
        <table:table-row>
          <table:table-cell table:style-name="Table22.A2" office:value-type="string">
            <text:p text:style-name="P74">4. замаскировать пустые строки</text:p>
          </table:table-cell>
          <table:table-cell table:style-name="Table22.A2" office:value-type="string">
            <text:p text:style-name="P163">лучше нет, чем да</text:p>
          </table:table-cell>
          <table:table-cell table:style-name="Table22.C2" office:value-type="string">
            <text:p text:style-name="P163">да</text:p>
          </table:table-cell>
        </table:table-row>
      </table:table>
      <text:p text:style-name="P47"/>
      <text:p text:style-name="P47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7"/>
      <text:p text:style-name="P47">Причем, можно сделать один скрип для обработки двух файлов</text:p>
      <text:p text:style-name="P47">&gt;&gt;&gt; Вопрос: должен ли скрипт различать, с каким файлом он работает, с train или с test?</text:p>
      <text:p text:style-name="P47">&gt;&gt;&gt; Ответ: да.</text:p>
      <text:p text:style-name="P47">&gt;&gt;&gt; Вопрос: нужна ли опция, чтобы различать корпуса?</text:p>
      <text:p text:style-name="P47">&gt;&gt;&gt; Ответ: да, увы</text:p>
      <text:p text:style-name="P47"><text:tab/>Можно было бы распознать текст без пробелов, но одной - первой строки - для <text:soft-page-break/>этого может быть недостаточно.</text:p>
      <text:p text:style-name="P47"/>
      <text:p text:style-name="P47">&gt;&gt;&gt; Действие 3 - удаление пробелов из test.txt - не повредит, даже если будет выполнено.</text:p>
      <text:p text:style-name="P47"/>
      <text:p text:style-name="P47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7"/>
      <text:p text:style-name="P47">Опция --label-empty-lines уже реализована, по ней пустые строки в выдаче заменяются на #!#EMPTYLINE</text:p>
      <text:p text:style-name="P47"/>
      <text:p text:style-name="P47"><text:span text:style-name="T30">Начальный скрипт: v</text:span>erticalize_stub</text:p>
      <text:p text:style-name="P47"/>
      <text:p text:style-name="P47">Возможная реализация: verticalize</text:p>
      <text:p text:style-name="P47"/>
      <text:p text:style-name="P47">Ожидаемый выход:</text:p>
      <text:p text:style-name="P47"><text:tab/>test_short.txt <text:s text:c="2"/>-&gt; <text:s/>test_short.vert</text:p>
      <text:p text:style-name="P47"><text:tab/>train_short.txt <text:s/>-&gt; <text:s/>train_short.vert</text:p>
      <text:p text:style-name="P47"/>
      <text:p text:style-name="P47">&gt; cat train_short.vert | grep -v SM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уже является property, и из него можно создать ряд фич.</text:p>
      <text:p text:style-name="P47"/>
      <text:p text:style-name="P47">Общий вид шаблона для униграмных фич:</text:p>
      <text:p text:style-name="P47">UG<text:tab/>NAME<text:tab/><text:tab/>LINENUM,FIELDNUM<text:tab/>[LINENUM,FIELDNUM]</text:p>
      <text:p text:style-name="P47"/>
      <text:p text:style-name="P47">Например:</text:p>
      <text:p text:style-name="P47"># current character text</text:p>
      <text:p text:style-name="P47">UG<text:tab/>CW<text:tab/>0,0</text:p>
      <text:p text:style-name="P47"># previous character text</text:p>
      <text:p text:style-name="P47">UG<text:tab/>PW<text:tab/>-1,0</text:p>
      <text:p text:style-name="P47"># previous character combined with the current character</text:p>
      <text:p text:style-name="P47">UG<text:tab/>PCW<text:tab/>-1,0<text:tab/>0,0</text:p>
      <text:p text:style-name="P47"/>
      <text:p text:style-name="P47">Задание: добавьте шаблоны для генерации следующих фич</text:p>
      <text:p text:style-name="P47"/>
      <text:p text:style-name="P47"><text:tab/>current character</text:p>
      <text:p text:style-name="P47"><text:tab/>previous character</text:p>
      <text:p text:style-name="P47"><text:tab/>next character</text:p>
      <text:p text:style-name="P47"><text:tab/>previous character + current character</text:p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Вопрос: какие значения должны иметь переменные</text:p>
      <text:p text:style-name="P47"><text:tab/>STR_WORD_FIELDS_COUNT</text:p>
      <text:p text:style-name="P47"><text:tab/>INT_WORD_FIELDS_COUNT</text:p>
      <text:p text:style-name="P47">Ответ: 1 и 0 соответственно</text:p>
      <text:p text:style-name="P47"/>
      <text:p text:style-name="P47">Задание: включите бинарную фичу, которая бы использовала соседние теги.</text:p>
      <text:p text:style-name="P47"><text:soft-page-break/></text:p>
      <text:p text:style-name="P47">4. Навешивание properties</text:p>
      <text:p text:style-name="P47"/>
      <text:p text:style-name="P47">Если нужны дополнительные свойства, то их можно добавить в файл, который идет на вход утилитам CRF</text:p>
      <text:p text:style-name="P47"/>
      <text:p text:style-name="P47"><text:tab/>слово \tab PROP1 \tab PROP2 \tab тег</text:p>
      <text:p text:style-name="P47"><text:tab/>слово \tab PROP1 \tab PROP2 \tab тег</text:p>
      <text:p text:style-name="P47"/>
      <text:p text:style-name="P47">Дополнительно, в конфигурационном файле необходимо:</text:p>
      <text:p text:style-name="P47">1) изменить значения переменных STR_WORD_FIELDS_COUNT и INT_WORD_FIELDS_COUNT</text:p>
      <text:p text:style-name="P47">2) написать шаблоны для преобразования свойств в фичи</text:p>
      <text:p text:style-name="P47"/>
      <text:p text:style-name="P47">Задание: используйте скрипт assign_properties, чтобы добавить как отдельное свойство текст символа в нижнем регистре.</text:p>
      <text:p text:style-name="P47">&gt;&gt;&gt; символ в оригинаальном регистре полезен, чтобы распознавать начало предложения</text:p>
      <text:p text:style-name="P47">&gt;&gt;&gt; может быть полезным для того, чтобы модель тренировалась узнавать приставки. тут уже регистр не важен.</text:p>
      <text:p text:style-name="P47"/>
      <text:p text:style-name="P47">5. Запуск тренировки</text:p>
      <text:p text:style-name="P47"/>
      <text:p text:style-name="P47">корпус статичен, его изменять на надо</text:p>
      <text:p text:style-name="P47">корпус -&gt; файл-с-пропертями -&gt; synll_crf</text:p>
      <text:p text:style-name="P47"/>
      <text:p text:style-name="P47">cat train.txt | assign_properties | synb_crf --bin=model.bin --min-feat=2 --config=crf_text_spacer.cfg</text:p>
      <text:p text:style-name="P47"/>
      <text:p text:style-name="P47">см. пайп в скрипте train_crf</text:p>
      <text:p text:style-name="P47"/>
      <text:p text:style-name="P50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18"/>
      <text:p text:style-name="P118">&gt; git init .</text:p>
      <text:p text:style-name="P118">&gt; git add file1 file2...</text:p>
      <text:p text:style-name="P118">&gt; git commit -m “some message”</text:p>
      <text:p text:style-name="P47"/>
      <text:p text:style-name="P47">пример вывода в процессе тренировки: synb_crf.log</text:p>
      <text:p text:style-name="P47">1) Exit code of training procedure: 1 -- это хорошо</text:p>
      <text:p text:style-name="P47">2) err=0.0642554 -- значение cost function. чем меньше, тем лучше. CRF тренируется пока ему удается уменьшать это значение.</text:p>
      <text:p text:style-name="P47"/>
      <text:p text:style-name="P47">Если synb_crf выдает такое сообщение, то надо уменьшать корпус</text:p>
      <text:p text:style-name="P47">terminate called after throwing an instance of 'std::bad_alloc' </text:p>
      <text:p text:style-name="P47"><text:s text:c="2"/>what(): <text:s/>std::bad_alloc</text:p>
      <text:p text:style-name="P47"/>
      <text:p text:style-name="P50">6. Тестирование на test.txt или применение в боевых условиях</text:p>
      <text:p text:style-name="P50"/>
      <text:p text:style-name="P50">cat test.txt | assign_properties <text:s/>| synll_crf --bin=model.bin</text:p>
      <text:p text:style-name="P50"/>
      <text:p text:style-name="P47"/>
      <text:p text:style-name="P47"><text:soft-page-break/>7. Вставка пробелов по вычисленным тегам.</text:p>
      <text:p text:style-name="P47"/>
      <text:p text:style-name="P47">Задание: разработайте скрипт, вставляющий пробелы в текст согласно тегов, вычисленных моделью.</text:p>
      <text:p text:style-name="P47"/>
      <text:p text:style-name="P47">Скрипт должен уметь принимать данные с любым количеством полей:</text:p>
      <text:p text:style-name="P47"><text:tab/>restore_spaces.1.in</text:p>
      <text:p text:style-name="P47"><text:tab/>restore_spac<text:tab/>es.2.in</text:p>
      <text:p text:style-name="P47">Ожидаемых выход для обоих входных файлов одинаковый:</text:p>
      <text:p text:style-name="P47"><text:tab/>restore_spaces.all.out</text:p>
      <text:p text:style-name="P47"/>
      <text:p text:style-name="P47">Скрипт должен распознавать метку #!#EMPTYLINE и вставлять вместо нее пустую строку. Эта логика уже реализована.</text:p>
      <text:p text:style-name="P47"/>
      <text:p text:style-name="P47">Начальный скрипт: restores_spaces_stub</text:p>
      <text:p text:style-name="P47">Возможная реализация: restores_spaces</text:p>
      <text:p text:style-name="P47"/>
      <text:p text:style-name="P50">Now you can submit the test.txt file with restored spaces to the contest by copying it into predefined directory.</text:p>
      <text:p text:style-name="P51"/>
      <text:p text:style-name="P51"/>
      <text:p text:style-name="P51"/>
      <text:p text:style-name="P51"/>
      <text:p text:style-name="P4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3">IO.popen</text:p>
          </table:table-cell>
          <table:table-cell table:style-name="Table21.A1" office:value-type="string">
            <text:p text:style-name="P145">Занятие 23</text:p>
            <text:p text:style-name="P145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980426134" text:continue-numbering="true" text:style-name="L54">
        <text:list-item>
          <text:p text:style-name="P206">lesson.23.tar.bz2</text:p>
        </text:list-item>
      </text:list>
      <text:p text:style-name="P47"/>
      <text:p text:style-name="P47"/>
      <text:p text:style-name="P62">Running commands from Ruby script</text:p>
      <text:p text:style-name="P62"/>
      <text:p text:style-name="P253">http://stackoverflow.com/questions/2232/calling-bash-commands-from-ruby</text:p>
      <text:p text:style-name="P253"/>
      <text:p text:style-name="P25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80">Some things to think about when choosing between these mechanisms are:</text:p>
            <text:list xml:id="list1999877834" text:style-name="L57">
              <text:list-item>
                <text:p text:style-name="P275">Do you just want stdout or do you need stderr as well? or even separated out? </text:p>
              </text:list-item>
              <text:list-item>
                <text:p text:style-name="P275">How big is your output? Do you want to hold the entire result in memory? </text:p>
              </text:list-item>
              <text:list-item>
                <text:p text:style-name="P275">Do you want to read some of your output while the subprocess is still running? </text:p>
              </text:list-item>
              <text:list-item>
                <text:p text:style-name="P275">Do you need result codes? </text:p>
              </text:list-item>
              <text:list-item>
                <text:p text:style-name="P278">Do you need a ruby object that represents the process and lets you kill it on demand? </text:p>
              </text:list-item>
            </text:list>
            <text:p text:style-name="P280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80">You may also want to throw timeouts into the mix if a subprocess takes too long to execute.</text:p>
          </table:table-cell>
        </table:table-row>
      </table:table>
      <text:p text:style-name="P209"/>
      <text:p text:style-name="P241">1. exec - создает новый процесс для выполняемой системной команды и замещает им текущий (в которо<text:span text:style-name="T108">м</text:span> выпол<text:span text:style-name="T108">няется</text:span> команда exec)</text:p>
      <text:p text:style-name="P241"/>
      <text:p text:style-name="P241"><text:tab/>exec “ls -1 | wc -l”</text:p>
      <text:p text:style-name="P241"/>
      <text:p text:style-name="P241">см. test_exec</text:p>
      <text:p text:style-name="P241">&gt;&gt;&gt;посмотреть внуть скрипта. команды ниже exec не выполнились</text:p>
      <text:p text:style-name="P241"/>
      <text:p text:style-name="P241">это может быть как одной командой, так и последовательностью команд или конвейером.</text:p>
      <text:p text:style-name="P241"/>
      <text:p text:style-name="P241">задание: выполните команду с exec в irb</text:p>
      <text:p text:style-name="P241">&gt;&gt;&gt; сессия irb закроется</text:p>
      <text:p text:style-name="P241"/>
      <text:p text:style-name="P241"><text:soft-page-break/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241"/>
      <text:p text:style-name="P241"><text:tab/>system “ls -1 | wc -l”</text:p>
      <text:p text:style-name="P241"/>
      <text:p text:style-name="P241">см. test_system</text:p>
      <text:p text:style-name="P241"/>
      <text:p text:style-name="P241">кроме того</text:p>
      <text:p text:style-name="P241"><text:tab/>можно использовать в условиях, так как system возвращает true, если команда была выполнена успешно.</text:p>
      <text:p text:style-name="P241"><text:tab/>автоматически устанавливается переменная $? (объект класса Process::Status), содержащая информацию о последней выполненной <text:span text:style-name="T108">внешней</text:span> команде.</text:p>
      <text:p text:style-name="P241"/>
      <text:p text:style-name="P241">см. ri Process::Status</text:p>
      <text:p text:style-name="P241"/>
      <text:p text:style-name="P241">Отличия $? в баше и в руби:</text:p>
      <text:p text:style-name="P241"><text:tab/>в баше в этой переменной число - код возврата, любая команда устанавливает $?</text:p>
      <text:p text:style-name="P241"><text:tab/>в руби $? это объект Process::Status, устанавливается вследствие выполнения команды system</text:p>
      <text:p text:style-name="P241"/>
      <text:p text:style-name="P241">3. Backticks (`) -- выполняет <text:span text:style-name="T109">внешнюю</text:span> команду и возвращает ее STDOUT. Устанавливает $?</text:p>
      <text:p text:style-name="P241"/>
      <text:p text:style-name="P241"><text:s/><text:tab/>today = `date` #=&gt; “Thu Jan 32 12:20:61 UTC 2034”</text:p>
      <text:p text:style-name="P241"/>
      <text:p text:style-name="P241">ri Kernel#`</text:p>
      <text:p text:style-name="P241"/>
      <text:p text:style-name="P241">см. test_backticks</text:p>
      <text:p text:style-name="P241"/>
      <text:p text:style-name="P241"><text:soft-page-break/>Надо знать:</text:p>
      <text:p text:style-name="P241"><text:tab/>- нет возможности дать данные на STDIN</text:p>
      <text:p text:style-name="P241"><text:tab/>- нельзя использовать как пайп (дать вход-забрать выход-взять вход-забрать выход)</text:p>
      <text:p text:style-name="P241"><text:tab/>- возвращается сразу весь STDOUT</text:p>
      <text:p text:style-name="P241"><text:tab/>- можно использовать #{ ... }</text:p>
      <text:p text:style-name="P241"/>
      <text:p text:style-name="P241">Удобно использовать для разовых действий: </text:p>
      <text:p text:style-name="P241"/>
      <text:p text:style-name="P241"><text:tab/>ts = `echo Der Tisch steht da | TextTagger` </text:p>
      <text:p text:style-name="P241"/>
      <text:p text:style-name="P241"><text:tab/>см. test_backticks_2</text:p>
      <text:p text:style-name="P241"/>
      <text:p text:style-name="P241">4. встроенная команда %x { ... }. Работает аналогично Kernel#`</text:p>
      <text:p text:style-name="P241"/>
      <text:p text:style-name="P241"><text:tab/>%x{ echo tags macht | syn_ldb --output-data } </text:p>
      <text:p text:style-name="P241"><text:tab/>#=&gt; "macht\tVLPI2P VLPI3S VLPM2P NCFSN NCFSG NCFSD NCFSA\n"</text:p>
      <text:p text:style-name="P241"/>
      <text:p text:style-name="P241">можно использовать любой парный знак препинания { } <text:s/>[ ] <text:s/>( ) <text:s/>&lt;&gt;</text:p>
      <text:p text:style-name="P241"/>
      <text:p text:style-name="P241">см. test_x</text:p>
      <text:p text:style-name="P241"/>
      <text:p text:style-name="P241">if lang == “Japanese”</text:p>
      <text:p text:style-name="P241"><text:tab/>cmd = “echo $text | syn_rs2ts_jap”</text:p>
      <text:p text:style-name="P241">else</text:p>
      <text:p text:style-name="P241"><text:tab/>cmd = “echo $text | TextTagger”</text:p>
      <text:p text:style-name="P241">end</text:p>
      <text:p text:style-name="P241"/>
      <text:p text:style-name="P241">res = %x[ #{cmd} ]</text:p>
      <text:p text:style-name="P241"/>
      <text:p text:style-name="P241">5. IO.popen - выполняет команду в дочернем процессе. Команда работает как пайп: в нее можно писать и читать <text:soft-page-break/>одновременно.</text:p>
      <text:p text:style-name="P241"/>
      <text:p text:style-name="P241"><text:tab/>ri IO.popen</text:p>
      <text:p text:style-name="P241"/>
      <text:p text:style-name="P241">&gt;&gt;&gt; простой пример. разобрать скрипт rev, обратить внимание на шебанг и опции в нем -nl и на $_. не будет работать с /usr/bin/env</text:p>
      <text:p text:style-name="P241"/>
      <text:p text:style-name="P241"><text:tab/>cat words.txt | ./test_popen_1</text:p>
      <text:p text:style-name="P241"/>
      <text:p text:style-name="P241"><text:span text:style-name="T83">Запись в пайп/чтение из пайпа:</text:span></text:p>
      <text:p text:style-name="P241"><text:span text:style-name="T83"/></text:p>
      <text:p text:style-name="P241"><text:span text:style-name="T82"><text:tab/>IO.puts<text:tab/>pipe.puts “hello”</text:span></text:p>
      <text:p text:style-name="P241"><text:span text:style-name="T82"><text:tab/>IO.gets<text:tab/>pipe.gets</text:span></text:p>
      <text:p text:style-name="P241"><text:span text:style-name="T82"/></text:p>
      <text:p text:style-name="P241">Неизбежное зло - буферизация.</text:p>
      <text:p text:style-name="P241"/>
      <text:p text:style-name="P241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241"/>
      <text:p text:style-name="P241">!!! Задание: исследуйте, что произойдет, если в test_popen_1 убрать строку:</text:p>
      <text:p text:style-name="P241"/>
      <text:p text:style-name="P241"><text:tab/>STDOUT.flush</text:p>
      <text:p text:style-name="P241"/>
      <text:p text:style-name="P241">Многие утилиты просао имеют опцию --flush для принудительного сброса <text:span text:style-name="T81">выходных данных</text:span>.</text:p>
      <text:p text:style-name="P241"/>
      <text:p text:style-name="P241">??? Объект класс IO, созданный при помощи IO.popen, тоже имеет метод flush. см в test_popen_1 -- ПОХОЖЕ, ЭТО НИ НА ЧТО НЕ ВЛИЯЕТ</text:p>
      <text:p text:style-name="P241"><text:soft-page-break/>???<text:tab/>ruby cmd.flush</text:p>
      <text:p text:style-name="P241"/>
      <text:p text:style-name="P241">!!! Задание: Исследуйте скрипт test_popen_2. Что происходит, если раскомментировать команду exit в скрипте repeat?</text:p>
      <text:p text:style-name="P241"/>
      <text:p text:style-name="P241">./test_popen_2:9:in `write': Broken pipe (Errno::EPIPE) </text:p>
      <text:p text:style-name="P241"><text:tab/>from ./test_popen_2:9:in `puts' </text:p>
      <text:p text:style-name="P241"><text:tab/>from ./test_popen_2:9:in `&lt;main&gt;'</text:p>
      <text:p text:style-name="P241"/>
      <text:p text:style-name="P241"><text:span text:style-name="T110">И наконец, х</text:span><text:span text:style-name="T46">орошим тоном считается закрывать явно открытые объекты IO</text:span></text:p>
      <text:p text:style-name="P241"><text:span text:style-name="T46"/></text:p>
      <text:p text:style-name="P241"><text:span text:style-name="T46"><text:tab/>IO#close</text:span></text:p>
      <text:p text:style-name="P241"><text:span text:style-name="T46"/></text:p>
      <text:p text:style-name="P241">??? пример с пайпом, есть ли буферизация в том месте, где | -- вроде нет</text:p>
      <text:p text:style-name="P241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241"/>
      <text:p text:style-name="P241"><text:span text:style-name="T40">IO.popen с блоком</text:span></text:p>
      <text:p text:style-name="P241"><text:span text:style-name="T40"/></text:p>
      <text:p text:style-name="P241"><text:span text:style-name="T40">аргументом блока становиться созданный объект класса IO</text:span></text:p>
      <text:p text:style-name="P241"/>
      <text:p text:style-name="P241"><text:span text:style-name="T41">Что напечатает эта команда?</text:span></text:p>
      <text:p text:style-name="P241"><text:span text:style-name="T41"/></text:p>
      <text:p text:style-name="P241"><text:span text:style-name="T30"><text:tab/>IO</text:span>.<text:span text:style-name="T30">popen</text:span>("date") { <text:span text:style-name="T30">|</text:span><text:span text:style-name="T31">io</text:span><text:span text:style-name="T30">|</text:span> <text:span text:style-name="T30">puts</text:span> <text:span text:style-name="T31">io</text:span>.<text:span text:style-name="T30">gets</text:span> }</text:p>
      <text:p text:style-name="P241"/>
      <text:p text:style-name="P241"><text:span text:style-name="T41">Ответ: сегдняшнюю дату</text:span></text:p>
      <text:p text:style-name="P241"><text:span text:style-name="T41"/></text:p>
      <text:p text:style-name="P241"><text:span text:style-name="T42">Эта команда аналогична</text:span></text:p>
      <text:p text:style-name="P241"><text:span text:style-name="T42"/></text:p>
      <text:p text:style-name="P241"><text:soft-page-break/><text:span text:style-name="T42"><text:tab/>puts `date`</text:span></text:p>
      <text:p text:style-name="P241"><text:span text:style-name="T41"/></text:p>
      <text:p text:style-name="P241"><text:span text:style-name="T30"><text:tab/></text:span><text:span text:style-name="T32">io = </text:span><text:span text:style-name="T30">IO</text:span>.<text:span text:style-name="T30">popen</text:span>("date")</text:p>
      <text:p text:style-name="P241"><text:tab/><text:span text:style-name="T48">puts io.gets</text:span></text:p>
      <text:p text:style-name="P241"><text:span text:style-name="T48"><text:tab/>io.close</text:span></text:p>
      <text:p text:style-name="P241"><text:span text:style-name="T41"/></text:p>
      <text:p text:style-name="P241"><text:span text:style-name="T41">Блочная форма не требует явно закрывать созданный объект IO. Он закрывается сам, когда блок заканчивает.</text:span></text:p>
      <text:p text:style-name="P241"><text:span text:style-name="T41"/></text:p>
      <text:p text:style-name="P241"><text:span text:style-name="T43">Вопрос: что напечатает следующая команда и сколько будет напечатано строк? </text:span><text:span text:style-name="T47">см test_popen_3.</text:span></text:p>
      <text:p text:style-name="P241"><text:span text:style-name="T43"/></text:p>
      <text:p text:style-name="P241"><text:span text:style-name="T43">IO.popen("ls -l") do |cmd|</text:span></text:p>
      <text:p text:style-name="P241"><text:span text:style-name="T43"><text:s text:c="2"/>puts cmd.gets</text:span></text:p>
      <text:p text:style-name="P241"><text:span text:style-name="T43">end</text:span></text:p>
      <text:p text:style-name="P241"><text:span text:style-name="T43"/></text:p>
      <text:p text:style-name="P241"><text:span text:style-name="T44">Ответ: одну строку </text:span><text:span text:style-name="T45">(IO#gets читает только одну строку)</text:span><text:span text:style-name="T44">. суммарный размер всех файлов в полукилобайтах</text:span></text:p>
      <text:p text:style-name="P241"><text:span text:style-name="T44"/></text:p>
      <text:p text:style-name="P241"><text:span text:style-name="T50">см. test_popen_4, вариант написания test_popen_2</text:span></text:p>
      <text:p text:style-name="P241"><text:span text:style-name="T50"/></text:p>
      <text:p text:style-name="P241"><text:span text:style-name="T51">&gt;&gt;&gt; while gets цикл работает и внутри блока IO.popen</text:span></text:p>
      <text:p text:style-name="P241"><text:span text:style-name="T50"/></text:p>
      <text:p text:style-name="P241"><text:span text:style-name="T48">Режим открывания файлов/</text:span><text:span text:style-name="T73">команд</text:span></text:p>
      <text:p text:style-name="P241"><text:span text:style-name="T49"/></text:p>
      <text:p text:style-name="P241"><text:span text:style-name="T49">Сравните</text:span></text:p>
      <text:p text:style-name="P241"><text:span text:style-name="T49"/></text:p>
      <text:p text:style-name="P241"><text:span text:style-name="T49"><text:tab/>cmd = IO.popen(“date”)<text:tab/># DEFAULT: mode=”r”</text:span></text:p>
      <text:p text:style-name="P241"><text:span text:style-name="T49"/></text:p>
      <text:p text:style-name="P241"><text:span text:style-name="T49"><text:tab/>cmd = IO.popen("./rev", "w+")</text:span></text:p>
      <text:p text:style-name="P241"><text:span text:style-name="T49"/></text:p>
      <text:p text:style-name="P241"><text:span text:style-name="T49">Второй аргумент это IO open mode, </text:span><text:span text:style-name="T52">задает режим чтение </text:span><text:span text:style-name="T65">или </text:span><text:span text:style-name="T52">запись/дописывание. Также влияет на то, будет ли выброшена ошибка, если файла/</text:span><text:span text:style-name="T53">команды</text:span><text:span text:style-name="T52"> нет.</text:span></text:p>
      <text:p text:style-name="P241"><text:span text:style-name="T49"/></text:p>
      <text:p text:style-name="P242"><text:soft-page-break/><text:span text:style-name="T110">&amp;&amp;&amp;&amp;&amp;</text:span></text:p>
      <text:p text:style-name="P242"><text:span text:style-name="T110"/></text:p>
      <text:p text:style-name="P241"><text:span text:style-name="T58">r откры</text:span><text:span text:style-name="T59">вае</text:span><text:span text:style-name="T60">т</text:span><text:span text:style-name="T58"> на чтение, ругнуться, есть файла нет</text:span></text:p>
      <text:p text:style-name="P241"><text:span text:style-name="T58">r+ открывает на чтение и запись</text:span></text:p>
      <text:p text:style-name="P241"><text:span text:style-name="T58"/></text:p>
      <text:p text:style-name="P241"><text:span text:style-name="T54">см. File.new </text:span><text:span text:style-name="T55">и </text:span><text:span text:style-name="T57">режи</text:span><text:span text:style-name="T55">м “r” </text:span><text:span text:style-name="T57">или “r+”</text:span><text:span text:style-name="T54"> в test_popen_5</text:span></text:p>
      <text:p text:style-name="P241"><text:span text:style-name="T56"><text:tab/>No such file or directory - file_that_never_existed_5 (Errno::ENOENT)</text:span></text:p>
      <text:p text:style-name="P241"><text:span text:style-name="T56"/></text:p>
      <text:p text:style-name="P241"><text:span text:style-name="T61">w</text:span><text:span text:style-name="T58"> откры</text:span><text:span text:style-name="T59">вае</text:span><text:span text:style-name="T60">т</text:span><text:span text:style-name="T58"> на </text:span><text:span text:style-name="T61">запись</text:span><text:span text:style-name="T58">, </text:span><text:span text:style-name="T61">truncates </text:span><text:span text:style-name="T66">to zero length</text:span><text:span text:style-name="T61">, создает новый файл, если файл не существовал</text:span></text:p>
      <text:p text:style-name="P241"><text:span text:style-name="T61">w</text:span><text:span text:style-name="T58">+ открывает на чтение и запись</text:span></text:p>
      <text:p text:style-name="P241"><text:span text:style-name="T58"/></text:p>
      <text:p text:style-name="P241"><text:span text:style-name="T54">см. File.new </text:span><text:span text:style-name="T55">и </text:span><text:span text:style-name="T57">режи</text:span><text:span text:style-name="T55">м “</text:span><text:span text:style-name="T62">w</text:span><text:span text:style-name="T55">”</text:span><text:span text:style-name="T54"> в test_popen_</text:span><text:span text:style-name="T62">6</text:span></text:p>
      <text:p text:style-name="P241"><text:span text:style-name="T63"><text:tab/>`gets': not opened for reading (IOError)</text:span></text:p>
      <text:p text:style-name="P241"><text:span text:style-name="T56"/></text:p>
      <text:p text:style-name="P241"><text:span text:style-name="T64">Задание: что, надо сделать, чтобы ошибка пропала</text:span></text:p>
      <text:p text:style-name="P241"><text:span text:style-name="T64">Ответ: использовать режим w+</text:span></text:p>
      <text:p text:style-name="P241"><text:span text:style-name="T64"/></text:p>
      <text:p text:style-name="P241"><text:span text:style-name="T67">a и a+ аналогично w и w+, но не обнуляет файл, а дописывает в конец</text:span></text:p>
      <text:p text:style-name="P241"><text:span text:style-name="T67"/></text:p>
      <text:p text:style-name="P241"><text:span text:style-name="T68">!!! Задание: исследуйте, какие из режимов открытия пайпа будут работать?</text:span></text:p>
      <text:p text:style-name="P241"><text:span text:style-name="T68"><text:tab/></text:span><text:span text:style-name="T74">используйте скрипт: </text:span><text:span text:style-name="T68">test_open_7_</text:span><text:span text:style-name="T70">stub</text:span></text:p>
      <text:p text:style-name="P241"><text:span text:style-name="T71"><text:tab/>ответ: test_open_7</text:span></text:p>
      <text:p text:style-name="P241"><text:span text:style-name="T71"/></text:p>
      <text:p text:style-name="P241"><text:span text:style-name="T72">рабочими являются только 1, 2, 4, 7. правильными - только 1 и 7.</text:span></text:p>
      <text:p text:style-name="P241"><text:span text:style-name="T72"/></text:p>
      <text:p text:style-name="P241"><text:span text:style-name="T72">Tip of the day: с пайпами всегда будет работать w+</text:span></text:p>
      <text:p text:style-name="P241"><text:span text:style-name="T64"/></text:p>
      <text:p text:style-name="P241"><text:span text:style-name="T75">Открытие файла с указанием кодировки</text:span></text:p>
      <text:p text:style-name="P241"><text:span text:style-name="T75"/></text:p>
      <text:p text:style-name="P241"><text:span text:style-name="T76">ri File.new</text:span></text:p>
      <text:p text:style-name="P241"><text:soft-page-break/><text:span text:style-name="T76"/></text:p>
      <text:p text:style-name="P241"><text:span text:style-name="T76"><text:tab/>File.new(filename, mode="r" [, opt])</text:span></text:p>
      <text:p text:style-name="P241"><text:span text:style-name="T76"/></text:p>
      <text:p text:style-name="P241"><text:span text:style-name="T77">Параметр opt может использоваться, чтобы задавать кодировки (внешнюю и внутренюю).</text:span></text:p>
      <text:p text:style-name="P241"><text:span text:style-name="T77"/></text:p>
      <text:p text:style-name="P241"><text:span text:style-name="T77">file = File.new(fname, "r", external_encoding:'UTF-8', internal_encoding:'Windows-1251')</text:span></text:p>
      <text:p text:style-name="P241"><text:span text:style-name="T77"/></text:p>
      <text:p text:style-name="P241"><text:span text:style-name="T77">или еще короче</text:span></text:p>
      <text:p text:style-name="P241"><text:span text:style-name="T77"/></text:p>
      <text:p text:style-name="P241"><text:span text:style-name="T77">file = File.new(fname, "r:UTF-8:Windows-1251")</text:span></text:p>
      <text:p text:style-name="P241"><text:span text:style-name="T77"/></text:p>
      <text:p text:style-name="P241"><text:span text:style-name="T78">см. test_file_new_enc</text:span></text:p>
      <text:p text:style-name="P241"><text:span text:style-name="T78"/></text:p>
      <text:p text:style-name="P241"><text:span text:style-name="T79">При выводе (puts) используется внутренняя кодировка.</text:span></text:p>
      <text:p text:style-name="P241"><text:span text:style-name="T79"/></text:p>
      <text:p text:style-name="P241"><text:span text:style-name="T84">Проблема - </text:span><text:span text:style-name="T85">Сколько данных на выходе?</text:span></text:p>
      <text:p text:style-name="P241"><text:span text:style-name="T80"/></text:p>
      <text:p text:style-name="P241"><text:span text:style-name="T85">&gt;&gt;&gt; до сих пор нам везло - на одну строку входа приходилась одна строка выхода.</text:span></text:p>
      <text:p text:style-name="P241"><text:span text:style-name="T87">&gt;&gt;&gt; если на одну строку входа приходится две строки вывода, два раза делаем gets</text:span></text:p>
      <text:p text:style-name="P241"><text:span text:style-name="T87"/></text:p>
      <text:p text:style-name="P241"><text:span text:style-name="T87">Как читать выход </text:span><text:span text:style-name="T91">команды</text:span><text:span text:style-name="T87">, если неизвестно, сколько строк он</text:span><text:span text:style-name="T92">а</text:span><text:span text:style-name="T87"> возвращает на единицу входа?</text:span></text:p>
      <text:p text:style-name="P241"><text:span text:style-name="T87"/></text:p>
      <text:p text:style-name="P241"><text:span text:style-name="T88">clever_echo - выводит каждую зачитанную строку столько раз, сколько символов в строке, </text:span><text:span text:style-name="T93">завершая вывод пустой строкой</text:span></text:p>
      <text:p text:style-name="P241"><text:span text:style-name="T88"/></text:p>
      <text:p text:style-name="P241"><text:span text:style-name="T90">Задание: исследуйте, что происходит, если выполнить </text:span><text:span text:style-name="T89">test_popen_8_hangs</text:span></text:p>
      <text:p text:style-name="P241"><text:span text:style-name="T90">Ответ: скрипт зависает на gets</text:span></text:p>
      <text:p text:style-name="P241"><text:span text:style-name="T89"/></text:p>
      <text:p text:style-name="P241"><text:soft-page-break/><text:span text:style-name="T94">Задание: решите проблему, обозначенную в test_pope_8_hangs</text:span></text:p>
      <text:p text:style-name="P241"><text:span text:style-name="T94">Ответ: test_popen_8</text:span></text:p>
      <text:p text:style-name="P241"><text:span text:style-name="T94"/></text:p>
      <text:p text:style-name="P241"><text:span text:style-name="T95">Необходимо найти признак, указывающий на окончание вывода:</text:span></text:p>
      <text:p text:style-name="P241"><text:span text:style-name="T95"><text:tab/>некоторые утилиты просао завершают вывод пустой строкой.</text:span></text:p>
      <text:p text:style-name="P241"><text:span text:style-name="T95">&gt;&gt;&gt; но релейшны NGCE многострочные, и отдельные релейшны разделены пустой строкой - пустая строка не признал окончания блока</text:span></text:p>
      <text:p text:style-name="P241"><text:span text:style-name="T95"/></text:p>
      <text:p text:style-name="P241"><text:span text:style-name="T95"><text:tab/>многие утилиты просао поддерживают опцию --skip-line.</text:span></text:p>
      <text:p text:style-name="P241"><text:span text:style-name="T96">через --skip-line можно передать утилите какую-нибудь строку-маркер, и потом вылавливать эту строку в выходе этой утилиты</text:span></text:p>
      <text:p text:style-name="P241"><text:span text:style-name="T95"/></text:p>
      <text:p text:style-name="P241"/>
      <text:p text:style-name="P241">6. <text:span text:style-name="T96">Новое поколение IO.popen</text:span></text:p>
      <text:p text:style-name="P241"><text:span text:style-name="T96"/></text:p>
      <text:p text:style-name="P241"><text:span text:style-name="T96">библиотеки open3 и open4 <text:s/>позволяют более гибко контролировать stdout/stderr/stdin</text:span></text:p>
      <text:p text:style-name="P241"><text:span text:style-name="T96"/></text:p>
      <text:p text:style-name="P241"><text:span text:style-name="T96"><text:tab/></text:span>Open3.popen3<text:span text:style-name="T96">(...)</text:span></text:p>
      <text:p text:style-name="P241"><text:tab/>Open4.popen4<text:span text:style-name="T96">(...)</text:span></text:p>
      <text:p text:style-name="Standard"><text:span text:style-name="Source_20_Text"><text:span text:style-name="T102"/></text:span></text:p>
      <text:p text:style-name="Standard"><text:span text:style-name="Source_20_Text"><text:span text:style-name="T11">Самостоятельно, по желанию</text:span></text:span></text:p>
      <text:p text:style-name="Standard"><text:span text:style-name="Source_20_Text"><text:span text:style-name="T104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3">???</text:p>
          </table:table-cell>
          <table:table-cell table:style-name="Table24.A1" office:value-type="string">
            <text:p text:style-name="P145">Занятие 24</text:p>
            <text:p text:style-name="P145">(90 минут)</text:p>
          </table:table-cell>
        </table:table-row>
      </table:table>
      <text:p text:style-name="P52"/>
      <text:p text:style-name="P256">Странности в String#[]</text:p>
      <text:p text:style-name="P257"/>
      <text:p text:style-name="P248">см. lesson.2<text:span text:style-name="T38">4</text:span>/test_getting_chars</text:p>
      <text:p text:style-name="P248"/>
      <text:p text:style-name="P248">Обращение по одному индексу</text:p>
      <text:p text:style-name="P256"/>
      <text:p text:style-name="P254">TODO: нарисовать и пронумеровать строку слева направо и справа налево.</text:p>
      <text:p text:style-name="P254"/>
      <text:p text:style-name="P248"><text:tab/>puts "a"[0] <text:s text:c="2"/>#=&gt; "a"</text:p>
      <text:p text:style-name="P248"><text:tab/>puts "a"[-1] <text:s text:c="2"/>#=&gt; "a"</text:p>
      <text:p text:style-name="P248"><text:tab/>puts "a"[1] <text:s text:c="2"/>#=&gt; nil <text:s/># see 4.</text:p>
      <text:p text:style-name="P248"><text:tab/>puts "a"[2] <text:s text:c="2"/>#=&gt; nil</text:p>
      <text:p text:style-name="P248"><text:tab/>puts "a"[-2] <text:s text:c="2"/>#=&gt; nil # see 4.</text:p>
      <text:p text:style-name="P248"><text:tab/>puts "a"[-3] <text:s text:c="2"/>#=&gt; nil</text:p>
      <text:p text:style-name="P248"/>
      <text:p text:style-name="P248">Начальная позиция <text:span text:style-name="T1">внутри</text:span> строки - все ок.</text:p>
      <text:p text:style-name="P248"/>
      <text:p text:style-name="P248"><text:tab/>puts "a"[0,1] #=&gt; "a"</text:p>
      <text:p text:style-name="P248"><text:tab/>puts "a"[-1,1] #=&gt; "a"</text:p>
      <text:p text:style-name="P248"/>
      <text:p text:style-name="P248">Начальная позиция <text:span text:style-name="T1">вне</text:span> границ строки</text:p>
      <text:p text:style-name="P248"/>
      <text:p text:style-name="P248"><text:tab/>puts "a"[2,1] #=&gt; nil</text:p>
      <text:p text:style-name="P248"><text:tab/>puts "a"[-3,1] #=&gt; nil</text:p>
      <text:p text:style-name="P248"/>
      <text:p text:style-name="P248">Начальная позиция <text:span text:style-name="T1">примыкает</text:span> к границе строки</text:p>
      <text:p text:style-name="P248"/>
      <text:p text:style-name="P248"><text:tab/>puts "a"[1,1] #=&gt; "" <text:s text:c="4"/># WTF! see 3</text:p>
      <text:p text:style-name="P248"><text:tab/>puts "a"[-2,1] #=&gt; nil <text:s text:c="2"/># see 4. And 3. is not applicable</text:p>
      <text:p text:style-name="P248"/>
      <text:p text:style-name="P254">TODO: добавить случаи с диапазонами “a”[1..2]</text:p>
      <text:p text:style-name="P24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3">Всякое разное шило</text:p>
            <text:p text:style-name="P143"/>
          </table:table-cell>
          <table:table-cell table:style-name="Table20.A1" office:value-type="string">
            <text:p text:style-name="P145">когда-нибудь</text:p>
          </table:table-cell>
        </table:table-row>
      </table:table>
      <text:p text:style-name="P62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soft-page-break/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1463374134" text:style-name="L58">
        <text:list-item>
          <text:p text:style-name="P234"><text:span text:style-name="T7">select!/keep_if – изменяют и</text:span>сх<text:span text:style-name="T7">одный объ</text:span>ек<text:span text:style-name="T7">т</text:span></text:p>
        </text:list-item>
        <text:list-item>
          <text:p text:style-name="P234"><text:span text:style-name="T7">select в</text:span>о<text:span text:style-name="T7">звращает новый объект</text:span></text:p>
        </text:list-item>
      </text:list>
      <text:p text:style-name="P82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2"/>
      <text:p text:style-name="P168"/>
      <text:p text:style-name="P90">Арифметические операторы </text:p>
      <text:p text:style-name="P91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8">Оператор</text:p>
            </table:table-cell>
            <table:table-cell table:style-name="Table12.A1" office:value-type="string">
              <text:p text:style-name="P138">Значение</text:p>
            </table:table-cell>
            <table:table-cell table:style-name="Table12.C1" office:value-type="string">
              <text:p text:style-name="P138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5">+</text:p>
          </table:table-cell>
          <table:table-cell table:style-name="Table12.A2" office:value-type="string">
            <text:p text:style-name="P165"/>
          </table:table-cell>
          <table:table-cell table:style-name="Table12.C2" office:value-type="string">
            <text:p text:style-name="P165">a + b</text:p>
          </table:table-cell>
        </table:table-row>
        <table:table-row>
          <table:table-cell table:style-name="Table12.A2" office:value-type="string">
            <text:p text:style-name="P165">-</text:p>
          </table:table-cell>
          <table:table-cell table:style-name="Table12.A2" office:value-type="string">
            <text:p text:style-name="P165"/>
          </table:table-cell>
          <table:table-cell table:style-name="Table12.C2" office:value-type="string">
            <text:p text:style-name="P165">a - 5 #=&gt; -2</text:p>
          </table:table-cell>
        </table:table-row>
        <table:table-row>
          <table:table-cell table:style-name="Table12.A2" office:value-type="string">
            <text:p text:style-name="P165">/</text:p>
          </table:table-cell>
          <table:table-cell table:style-name="Table12.A2" office:value-type="string">
            <text:p text:style-name="P165"/>
          </table:table-cell>
          <table:table-cell table:style-name="Table12.C2" office:value-type="string">
            <text:p text:style-name="P165">10 / 8 # =&gt; 1</text:p>
          </table:table-cell>
        </table:table-row>
        <table:table-row>
          <table:table-cell table:style-name="Table12.A2" office:value-type="string">
            <text:p text:style-name="P165">*</text:p>
          </table:table-cell>
          <table:table-cell table:style-name="Table12.A2" office:value-type="string">
            <text:p text:style-name="P165"/>
          </table:table-cell>
          <table:table-cell table:style-name="Table12.C2" office:value-type="string">
            <text:p text:style-name="P165">2 * 5 * b #=&gt; 20</text:p>
          </table:table-cell>
        </table:table-row>
        <table:table-row>
          <table:table-cell table:style-name="Table12.A2" office:value-type="string">
            <text:p text:style-name="P165">%</text:p>
          </table:table-cell>
          <table:table-cell table:style-name="Table12.A2" office:value-type="string">
            <text:p text:style-name="P165">остаток от деления (remainder; modulo)</text:p>
          </table:table-cell>
          <table:table-cell table:style-name="Table12.C2" office:value-type="string">
            <text:p text:style-name="P165">10 % 3 #=&gt; 1</text:p>
          </table:table-cell>
        </table:table-row>
        <table:table-row table:style-name="Table12.7">
          <table:table-cell table:style-name="Table12.A2" office:value-type="string">
            <text:p text:style-name="P165">**</text:p>
          </table:table-cell>
          <table:table-cell table:style-name="Table12.A2" office:value-type="string">
            <text:p text:style-name="P165">экспоненциация (возведение в степень)</text:p>
          </table:table-cell>
          <table:table-cell table:style-name="Table12.C2" office:value-type="string">
            <text:p text:style-name="P165">b**8 #=&gt; 256</text:p>
          </table:table-cell>
        </table:table-row>
        <table:table-row table:style-name="Table12.7">
          <table:table-cell table:style-name="Table12.A2" office:value-type="string">
            <text:p text:style-name="P165"/>
          </table:table-cell>
          <table:table-cell table:style-name="Table12.A2" office:value-type="string">
            <text:p text:style-name="P165"/>
          </table:table-cell>
          <table:table-cell table:style-name="Table12.C2" office:value-type="string">
            <text:p text:style-name="P165"/>
          </table:table-cell>
        </table:table-row>
      </table:table>
      <text:p text:style-name="P91"/>
      <text:list xml:id="list1485940322" text:style-name="L59">
        <text:list-item>
          <text:p text:style-name="P235">унарная оператор – оператор, принимающий один аргумент (операнд)</text:p>
        </text:list-item>
        <text:list-item>
          <text:p text:style-name="P235">бинарная оператор – принимает два операнда</text:p>
        </text:list-item>
      </text:list>
      <text:p text:style-name="P91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5">-</text:p>
          </table:table-cell>
          <table:table-cell table:style-name="Table13.A1" office:value-type="string">
            <text:p text:style-name="P165">унарный минус</text:p>
          </table:table-cell>
          <table:table-cell table:style-name="Table13.C1" office:value-type="string">
            <text:p text:style-name="P165">-5 <text:s/>-a</text:p>
          </table:table-cell>
        </table:table-row>
        <table:table-row>
          <table:table-cell table:style-name="Table13.A2" office:value-type="string">
            <text:p text:style-name="P165">+</text:p>
          </table:table-cell>
          <table:table-cell table:style-name="Table13.A2" office:value-type="string">
            <text:p text:style-name="P165">унарный плюс</text:p>
          </table:table-cell>
          <table:table-cell table:style-name="Table13.C2" office:value-type="string">
            <text:p text:style-name="P165">+</text:p>
          </table:table-cell>
        </table:table-row>
      </table:table>
      <text:p text:style-name="P91"/>
      <text:p text:style-name="P91">есть битовые операции</text:p>
      <text:list xml:id="list995953723" text:style-name="L60">
        <text:list-item>
          <text:p text:style-name="P236">двоичное смещение вправо: 10 &gt;&gt; 1 #=&gt; 5 равноценно делению на 2</text:p>
        </text:list-item>
        <text:list-item>
          <text:p text:style-name="P236">двоичное смещение влево: 10 &lt;&lt; 2 #= &gt; 40 равноценно умножению на 4</text:p>
          <text:p text:style-name="P237"/>
        </text:list-item>
      </text:list>
      <text:p text:style-name="P90">Приоритеты операций (operator precedence)</text:p>
      <text:p text:style-name="P91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9">Оператор</text:p>
          </table:table-cell>
          <table:table-cell table:style-name="Table15.B1" office:value-type="string">
            <text:p text:style-name="P139">Описание</text:p>
          </table:table-cell>
        </table:table-row>
        <table:table-row>
          <table:table-cell table:style-name="Table15.A2" office:value-type="string">
            <text:p text:style-name="P139">**</text:p>
          </table:table-cell>
          <table:table-cell table:style-name="Table15.B2" office:value-type="string">
            <text:p text:style-name="P139">возведение в степень</text:p>
          </table:table-cell>
        </table:table-row>
        <table:table-row>
          <table:table-cell table:style-name="Table15.A2" office:value-type="string">
            <text:p text:style-name="P92"><text:span text:style-name="Source_20_Text"><text:span text:style-name="T15">!+-</text:span></text:span></text:p>
          </table:table-cell>
          <table:table-cell table:style-name="Table15.B2" office:value-type="string">
            <text:p text:style-name="P139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39">* / %</text:p>
          </table:table-cell>
          <table:table-cell table:style-name="Table15.B2" office:value-type="string">
            <text:p text:style-name="P139"/>
          </table:table-cell>
        </table:table-row>
        <table:table-row>
          <table:table-cell table:style-name="Table15.A2" office:value-type="string">
            <text:p text:style-name="P139">+ -</text:p>
          </table:table-cell>
          <table:table-cell table:style-name="Table15.B2" office:value-type="string">
            <text:p text:style-name="P139"/>
          </table:table-cell>
        </table:table-row>
        <table:table-row>
          <table:table-cell table:style-name="Table15.A2" office:value-type="string">
            <text:p text:style-name="P139">&lt; &gt; &lt;= &gt;=</text:p>
          </table:table-cell>
          <table:table-cell table:style-name="Table15.B2" office:value-type="string">
            <text:p text:style-name="P139">операторы сравнения</text:p>
          </table:table-cell>
        </table:table-row>
        <table:table-row>
          <table:table-cell table:style-name="Table15.A2" office:value-type="string">
            <text:p text:style-name="P102"><text:span text:style-name="Source_20_Text"><text:span text:style-name="T15">&lt;=&gt; == === != =~ !~</text:span></text:span></text:p>
          </table:table-cell>
          <table:table-cell table:style-name="Table15.B2" office:value-type="string">
            <text:p text:style-name="P139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39">&amp;&amp;</text:p>
          </table:table-cell>
          <table:table-cell table:style-name="Table15.B2" office:value-type="string">
            <text:p text:style-name="P139">логическое И</text:p>
          </table:table-cell>
        </table:table-row>
        <table:table-row>
          <table:table-cell table:style-name="Table15.A2" office:value-type="string">
            <text:p text:style-name="P139">||</text:p>
          </table:table-cell>
          <table:table-cell table:style-name="Table15.B2" office:value-type="string">
            <text:p text:style-name="P139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3"><text:span text:style-name="Source_20_Text"><text:span text:style-name="T13">= %= /= -= += *= ||= **=</text:span></text:span></text:p>
          </table:table-cell>
          <table:table-cell table:style-name="Table15.B2" office:value-type="string">
            <text:p text:style-name="P139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39">not</text:p>
          </table:table-cell>
          <table:table-cell table:style-name="Table15.B2" office:value-type="string">
            <text:p text:style-name="P139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39">and or</text:p>
          </table:table-cell>
          <table:table-cell table:style-name="Table15.B2" office:value-type="string">
            <text:p text:style-name="P139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39"/>
          </table:table-cell>
          <table:table-cell table:style-name="Table15.B2" office:value-type="string">
            <text:p text:style-name="P139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3"><text:span text:style-name="Source_20_Text"><text:span text:style-name="T20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39">y += 1</text:p>
          </table:table-cell>
          <table:table-cell table:style-name="Table14.C1" office:value-type="string">
            <text:p text:style-name="P139">нету: <text:s/>y++</text:p>
          </table:table-cell>
        </table:table-row>
        <table:table-row>
          <table:table-cell table:style-name="Table14.A2" office:value-type="string">
            <text:p text:style-name="P139">y = y - 2</text:p>
          </table:table-cell>
          <table:table-cell table:style-name="Table14.A2" office:value-type="string">
            <text:p text:style-name="P139">y -= 2</text:p>
          </table:table-cell>
          <table:table-cell table:style-name="Table14.C2" office:value-type="string">
            <text:p text:style-name="P139">нету: y--</text:p>
          </table:table-cell>
        </table:table-row>
        <table:table-row>
          <table:table-cell table:style-name="Table14.A2" office:value-type="string">
            <text:p text:style-name="P139">y = y * 2</text:p>
          </table:table-cell>
          <table:table-cell table:style-name="Table14.A2" office:value-type="string">
            <text:p text:style-name="P139">y *=2</text:p>
          </table:table-cell>
          <table:table-cell table:style-name="Table14.C2" office:value-type="string">
            <text:p text:style-name="P139"/>
          </table:table-cell>
        </table:table-row>
        <table:table-row>
          <table:table-cell table:style-name="Table14.A2" office:value-type="string">
            <text:p text:style-name="P139"/>
          </table:table-cell>
          <table:table-cell table:style-name="Table14.A2" office:value-type="string">
            <text:p text:style-name="P139">y %= 2</text:p>
          </table:table-cell>
          <table:table-cell table:style-name="Table14.C2" office:value-type="string">
            <text:p text:style-name="P139"/>
          </table:table-cell>
        </table:table-row>
        <table:table-row>
          <table:table-cell table:style-name="Table14.A2" office:value-type="string">
            <text:p text:style-name="P139"/>
          </table:table-cell>
          <table:table-cell table:style-name="Table14.A2" office:value-type="string">
            <text:p text:style-name="P139">y /= 2</text:p>
          </table:table-cell>
          <table:table-cell table:style-name="Table14.C2" office:value-type="string">
            <text:p text:style-name="P139"/>
          </table:table-cell>
        </table:table-row>
        <table:table-row>
          <table:table-cell table:style-name="Table14.A2" office:value-type="string">
            <text:p text:style-name="P139"/>
          </table:table-cell>
          <table:table-cell table:style-name="Table14.A2" office:value-type="string">
            <text:p text:style-name="P139">y *= 2</text:p>
          </table:table-cell>
          <table:table-cell table:style-name="Table14.C2" office:value-type="string">
            <text:p text:style-name="P139"/>
          </table:table-cell>
        </table:table-row>
        <table:table-row>
          <table:table-cell table:style-name="Table14.A2" office:value-type="string">
            <text:p text:style-name="P139">y = y ** 3</text:p>
          </table:table-cell>
          <table:table-cell table:style-name="Table14.A2" office:value-type="string">
            <text:p text:style-name="P139">y **= 2</text:p>
          </table:table-cell>
          <table:table-cell table:style-name="Table14.C2" office:value-type="string">
            <text:p text:style-name="P139"/>
          </table:table-cell>
        </table:table-row>
        <table:table-row>
          <table:table-cell table:style-name="Table14.A2" office:value-type="string">
            <text:p text:style-name="P139">y = 3 если y неопределено</text:p>
          </table:table-cell>
          <table:table-cell table:style-name="Table14.A2" office:value-type="string">
            <text:p text:style-name="P139">y ||= 3</text:p>
          </table:table-cell>
          <table:table-cell table:style-name="Table14.C2" office:value-type="string">
            <text:p text:style-name="P139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3"><text:span text:style-name="Source_20_Text"><text:span text:style-name="T13">!!! задание: попробовать в irb. Измениться ли значение переменной a ?</text:span></text:span></text:p>
      <text:p text:style-name="P93"><text:span text:style-name="Source_20_Text"><text:span text:style-name="T13"/></text:span></text:p>
      <text:p text:style-name="P134"><text:span text:style-name="Source_20_Text"><text:span text:style-name="T13">a ||= 2</text:span></text:span></text:p>
      <text:p text:style-name="P125"><text:span text:style-name="Source_20_Text"><text:span text:style-name="T8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monospace" svg:font-family="monospace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1-24T04:18:14</dc:date>
    <meta:editing-duration>PT171H45M47S</meta:editing-duration>
    <meta:editing-cycles>1179</meta:editing-cycles>
    <meta:document-statistic meta:table-count="39" meta:image-count="0" meta:object-count="0" meta:page-count="102" meta:paragraph-count="2725" meta:word-count="15134" meta:character-count="102244"/>
  </office:meta>
</office:document-meta>
</file>